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4cm"/>
    </style:style>
    <style:style style:name="co3" style:family="table-column">
      <style:table-column-properties fo:break-before="auto" style:column-width="2.642cm"/>
    </style:style>
    <style:style style:name="co4" style:family="table-column">
      <style:table-column-properties fo:break-before="auto" style:column-width="2.588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2.914cm"/>
    </style:style>
    <style:style style:name="co7" style:family="table-column">
      <style:table-column-properties fo:break-before="auto" style:column-width="3.84cm"/>
    </style:style>
    <style:style style:name="co8" style:family="table-column">
      <style:table-column-properties fo:break-before="auto" style:column-width="4.004cm"/>
    </style:style>
    <style:style style:name="co9" style:family="table-column">
      <style:table-column-properties fo:break-before="auto" style:column-width="4.166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8002" number:language="en" number:country="NZ">
      <number:number number:decimal-places="2" number:min-integer-digits="1"/>
    </number:number-style>
    <style:style style:name="ce1" style:family="table-cell" style:parent-style-name="Default">
      <style:table-cell-properties fo:background-color="#00cc33"/>
    </style:style>
    <style:style style:name="ce2" style:family="table-cell" style:parent-style-name="Default">
      <style:table-cell-properties fo:background-color="#d7e4bd"/>
    </style:style>
    <style:style style:name="ce3" style:family="table-cell" style:parent-style-name="Default">
      <style:table-cell-properties fo:background-color="#ebf1de"/>
    </style:style>
    <style:style style:name="ce4" style:family="table-cell" style:parent-style-name="Default" style:data-style-name="N8002"/>
    <style:style style:name="ce5" style:family="table-cell" style:parent-style-name="Default" style:data-style-name="N2"/>
    <style:style style:name="ce6" style:family="table-cell" style:parent-style-name="Default">
      <style:table-cell-properties fo:background-color="#e6e6ff"/>
    </style:style>
    <style:style style:name="ce7" style:family="table-cell" style:parent-style-name="Default" style:data-style-name="N107"/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ots" table:style-name="ta1" table:print="false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1008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ce3"/>
        <table:table-column table:style-name="co1" table:number-columns-repeated="4" table:default-cell-style-name="ce3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6"/>
        <table:table-column table:style-name="co8" table:default-cell-style-name="ce7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" table:default-cell-style-name="ce4"/>
        <table:table-column table:style-name="co1" table:default-cell-style-name="Default"/>
        <table:table-row table:style-name="ro2">
          <table:table-cell office:value-type="string">
            <text:p>Equation of Xsection</text:p>
          </table:table-cell>
          <table:table-cell table:number-columns-repeated="3"/>
          <table:table-cell office:value-type="string">
            <text:p>Y=al * X + b_Xsect</text:p>
          </table:table-cell>
          <table:table-cell table:number-columns-repeated="27"/>
        </table:table-row>
        <table:table-row table:style-name="ro1">
          <table:table-cell table:number-columns-repeated="32"/>
        </table:table-row>
        <table:table-row table:style-name="ro2">
          <table:table-cell office:value-type="string">
            <text:p>Equation of Orthogonal Line thru data point.</text:p>
          </table:table-cell>
          <table:table-cell table:number-columns-repeated="3"/>
          <table:table-cell office:value-type="string">
            <text:p>Y=-(1/al) * X +<text:span text:style-name="T1">b_orthog.</text:span></text:p>
          </table:table-cell>
          <table:table-cell table:number-columns-repeated="27"/>
        </table:table-row>
        <table:table-row table:style-name="ro1">
          <table:table-cell table:number-columns-repeated="32"/>
        </table:table-row>
        <table:table-row table:style-name="ro2">
          <table:table-cell office:value-type="string">
            <text:p>Solve for intersection of Orthogonal and Xsection rays and calc chainage from Xsection start.</text:p>
          </table:table-cell>
          <table:table-cell table:number-columns-repeated="31"/>
        </table:table-row>
        <table:table-row table:style-name="ro1">
          <table:table-cell table:number-columns-repeated="32"/>
        </table:table-row>
        <table:table-row table:style-name="ro2">
          <table:table-cell office:value-type="string">
            <text:p>Chainage at Xsection start = +00.00</text:p>
          </table:table-cell>
          <table:table-cell table:number-columns-repeated="31"/>
        </table:table-row>
        <table:table-row table:style-name="ro1">
          <table:table-cell table:number-columns-repeated="32"/>
        </table:table-row>
        <table:table-row table:style-name="ro2">
          <table:table-cell table:number-columns-repeated="11"/>
          <table:table-cell office:value-type="string">
            <text:p>Raw Data Topo Shot 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Start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2"/>
          <table:table-cell office:value-type="string">
            <text:p>Orthog. <text:s/>Gradient</text:p>
          </table:table-cell>
          <table:table-cell office:value-type="string">
            <text:p>Xsection grad</text:p>
          </table:table-cell>
          <table:table-cell table:number-columns-repeated="14"/>
          <table:table-cell office:value-type="string">
            <text:p>Chainage Error</text:p>
          </table:table-cell>
          <table:table-cell table:number-columns-repeated="8"/>
        </table:table-row>
        <table:table-row table:style-name="ro2">
          <table:table-cell table:number-columns-repeated="7"/>
          <table:table-cell office:value-type="string">
            <text:p>-1/al</text:p>
          </table:table-cell>
          <table:table-cell office:value-type="string">
            <text:p>al</text:p>
          </table:table-cell>
          <table:table-cell office:value-type="string">
            <text:p>b_orthog.</text:p>
          </table:table-cell>
          <table:table-cell office:value-type="string">
            <text:p>b_Xsect</text:p>
          </table:table-cell>
          <table:table-cell table:number-columns-repeated="21"/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12]" office:value-type="float" office:value="1.03407133853031">
            <text:p>1.0340713385</text:p>
          </table:table-cell>
          <table:table-cell table:formula="of:=([.G12]-[.C12])/([.F12]-[.B12])" office:value-type="float" office:value="-0.967051268843082">
            <text:p>-0.9670512688</text:p>
          </table:table-cell>
          <table:table-cell table:formula="of:=[.M12]-[.N12]*[.H12]" office:value-type="float" office:value="3477526.45234657">
            <text:p>3477526.45234657</text:p>
          </table:table-cell>
          <table:table-cell table:formula="of:=[.C12]-[.B12]*[.I12]" office:value-type="float" office:value="6245908.31920836">
            <text:p>6245908.31920836</text:p>
          </table:table-cell>
          <table:table-cell office:value-type="string">
            <text:p>X_SEC15L/1</text:p>
          </table:table-cell>
          <table:table-cell office:value-type="float" office:value="4908075.217">
            <text:p>4908075.217</text:p>
          </table:table-cell>
          <table:table-cell office:value-type="float" office:value="1383413.998">
            <text:p>1383413.998</text:p>
          </table:table-cell>
          <table:table-cell office:value-type="float" office:value="6.4445">
            <text:p>6.4445</text:p>
          </table:table-cell>
          <table:table-cell office:value-type="string">
            <text:p>SO</text:p>
          </table:table-cell>
          <table:table-cell table:formula="of:=-(   [.J12]-[.K12]    )/(      [.H12]-[.I12])" office:value-type="float" office:value="1383414.41781794">
            <text:p>1383414.42</text:p>
          </table:table-cell>
          <table:table-cell table:formula="of:=[.H12]*[.Q12]+[.J12]" office:value-type="float" office:value="4908075.6511217">
            <text:p>4908075.65</text:p>
          </table:table-cell>
          <table:table-cell table:formula="of:=(([.N12]-[.B12])^2 +([.M12]-[.C12])^2)^0.5" office:value-type="float" office:value="0.605568328093315">
            <text:p>0.61</text:p>
          </table:table-cell>
          <table:table-cell/>
          <table:table-cell table:formula="of:=[.R12]-[.M12]" office:value-type="float" office:value="0.434121700935066">
            <text:p>0.4341217009</text:p>
          </table:table-cell>
          <table:table-cell table:formula="of:=[.Q12]-[.N12]" office:value-type="float" office:value="0.419817941496149">
            <text:p>0.4198179415</text:p>
          </table:table-cell>
          <table:table-cell table:formula="of:=(([.Q12]-[.B12])^2 +([.R12]-[.C12])^2)^0.5" office:value-type="float" office:value="0.0447687967889221">
            <text:p>0.0447687968</text:p>
          </table:table-cell>
          <table:table-cell table:formula="of:=[.S12]-[.W12]" office:value-type="float" office:value="0.560799531304393">
            <text:p>0.561</text:p>
          </table:table-cell>
          <table:table-cell table:number-columns-repeated="2"/>
          <table:table-cell table:formula="of:=[.L12]" office:value-type="string" office:string-value="X_SEC15L/1">
            <text:p>X_SEC15L/1</text:p>
          </table:table-cell>
          <table:table-cell table:formula="of:=[.S12]" office:value-type="float" office:value="0.605568328093315">
            <text:p>0.6055683281</text:p>
          </table:table-cell>
          <table:table-cell table:formula="of:=[.O12]" office:value-type="float" office:value="6.4445">
            <text:p>6.4445</text:p>
          </table:table-cell>
          <table:table-cell table:formula="of:=[.M12]" office:value-type="float" office:value="4908075.217">
            <text:p>4908075.217</text:p>
          </table:table-cell>
          <table:table-cell table:formula="of:=[.N12]" office:value-type="float" office:value="1383413.998">
            <text:p>1383414.00</text:p>
          </table:table-cell>
          <table:table-cell table:formula="of:=[.P12]" office:value-type="string" office:string-value="SO">
            <text:p>SO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13]" office:value-type="float" office:value="1.03407133853031">
            <text:p>1.0340713385</text:p>
          </table:table-cell>
          <table:table-cell table:formula="of:=([.G13]-[.C13])/([.F13]-[.B13])" office:value-type="float" office:value="-0.967051268843082">
            <text:p>-0.9670512688</text:p>
          </table:table-cell>
          <table:table-cell table:formula="of:=[.M13]-[.N13]*[.H13]" office:value-type="float" office:value="3477558.33013203">
            <text:p>3477558.33013203</text:p>
          </table:table-cell>
          <table:table-cell table:formula="of:=[.C13]-[.B13]*[.I13]" office:value-type="float" office:value="6245908.31920836">
            <text:p>6245908.31920836</text:p>
          </table:table-cell>
          <table:table-cell office:value-type="string">
            <text:p>X_SEC15L/2</text:p>
          </table:table-cell>
          <table:table-cell office:value-type="float" office:value="4908090.955">
            <text:p>4908090.955</text:p>
          </table:table-cell>
          <table:table-cell office:value-type="float" office:value="1383398.39">
            <text:p>1383398.39</text:p>
          </table:table-cell>
          <table:table-cell office:value-type="float" office:value="6.4705">
            <text:p>6.4705</text:p>
          </table:table-cell>
          <table:table-cell office:value-type="string">
            <text:p>SO</text:p>
          </table:table-cell>
          <table:table-cell table:formula="of:=-(   [.J13]-[.K13]    )/(      [.H13]-[.I13])" office:value-type="float" office:value="1383398.48786676">
            <text:p>1383398.49</text:p>
          </table:table-cell>
          <table:table-cell table:formula="of:=[.H13]*[.Q13]+[.J13]" office:value-type="float" office:value="4908091.05620121">
            <text:p>4908091.06</text:p>
          </table:table-cell>
          <table:table-cell table:formula="of:=(([.N13]-[.B13])^2 +([.M13]-[.C13])^2)^0.5" office:value-type="float" office:value="22.2055359088821">
            <text:p>22.21</text:p>
          </table:table-cell>
          <table:table-cell/>
          <table:table-cell table:formula="of:=[.R13]-[.M13]" office:value-type="float" office:value="0.101201208308339">
            <text:p>0.1012012083</text:p>
          </table:table-cell>
          <table:table-cell table:formula="of:=[.Q13]-[.N13]" office:value-type="float" office:value="0.0978667561430484">
            <text:p>0.0978667561</text:p>
          </table:table-cell>
          <table:table-cell table:formula="of:=(([.Q13]-[.B13])^2 +([.R13]-[.C13])^2)^0.5" office:value-type="float" office:value="22.2050896291516">
            <text:p>22.2050896292</text:p>
          </table:table-cell>
          <table:table-cell table:formula="of:=[.S13]-[.W13]" office:value-type="float" office:value="0.000446279730475396">
            <text:p>0.000</text:p>
          </table:table-cell>
          <table:table-cell table:number-columns-repeated="2"/>
          <table:table-cell table:formula="of:=[.L13]" office:value-type="string" office:string-value="X_SEC15L/2">
            <text:p>X_SEC15L/2</text:p>
          </table:table-cell>
          <table:table-cell table:formula="of:=[.S13]" office:value-type="float" office:value="22.2055359088821">
            <text:p>22.2055359089</text:p>
          </table:table-cell>
          <table:table-cell table:formula="of:=[.O13]" office:value-type="float" office:value="6.4705">
            <text:p>6.4705</text:p>
          </table:table-cell>
          <table:table-cell table:formula="of:=[.M13]" office:value-type="float" office:value="4908090.955">
            <text:p>4908090.955</text:p>
          </table:table-cell>
          <table:table-cell table:formula="of:=[.N13]" office:value-type="float" office:value="1383398.39">
            <text:p>1383398.39</text:p>
          </table:table-cell>
          <table:table-cell table:formula="of:=[.P13]" office:value-type="string" office:string-value="SO">
            <text:p>SO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14]" office:value-type="float" office:value="1.03407133853031">
            <text:p>1.0340713385</text:p>
          </table:table-cell>
          <table:table-cell table:formula="of:=([.G14]-[.C14])/([.F14]-[.B14])" office:value-type="float" office:value="-0.967051268843082">
            <text:p>-0.9670512688</text:p>
          </table:table-cell>
          <table:table-cell table:formula="of:=[.M14]-[.N14]*[.H14]" office:value-type="float" office:value="3477591.78381157">
            <text:p>3477591.78381157</text:p>
          </table:table-cell>
          <table:table-cell table:formula="of:=[.C14]-[.B14]*[.I14]" office:value-type="float" office:value="6245908.31920836">
            <text:p>6245908.31920836</text:p>
          </table:table-cell>
          <table:table-cell office:value-type="string">
            <text:p>X_SEC15L/3</text:p>
          </table:table-cell>
          <table:table-cell office:value-type="float" office:value="4908106.876">
            <text:p>4908106.876</text:p>
          </table:table-cell>
          <table:table-cell office:value-type="float" office:value="1383381.435">
            <text:p>1383381.435</text:p>
          </table:table-cell>
          <table:table-cell office:value-type="float" office:value="6.5619">
            <text:p>6.5619</text:p>
          </table:table-cell>
          <table:table-cell office:value-type="string">
            <text:p>SO</text:p>
          </table:table-cell>
          <table:table-cell table:formula="of:=-(   [.J14]-[.K14]    )/(      [.H14]-[.I14])" office:value-type="float" office:value="1383381.77041055">
            <text:p>1383381.77</text:p>
          </table:table-cell>
          <table:table-cell table:formula="of:=[.H14]*[.Q14]+[.J14]" office:value-type="float" office:value="4908107.22283844">
            <text:p>4908107.22</text:p>
          </table:table-cell>
          <table:table-cell table:formula="of:=(([.N14]-[.B14])^2 +([.M14]-[.C14])^2)^0.5" office:value-type="float" office:value="45.4634772206933">
            <text:p>45.46</text:p>
          </table:table-cell>
          <table:table-cell/>
          <table:table-cell table:formula="of:=[.R14]-[.M14]" office:value-type="float" office:value="0.346838439814746">
            <text:p>0.3468384398</text:p>
          </table:table-cell>
          <table:table-cell table:formula="of:=[.Q14]-[.N14]" office:value-type="float" office:value="0.335410553496331">
            <text:p>0.3354105535</text:p>
          </table:table-cell>
          <table:table-cell table:formula="of:=(([.Q14]-[.B14])^2 +([.R14]-[.C14])^2)^0.5" office:value-type="float" office:value="45.460916882985">
            <text:p>45.460916883</text:p>
          </table:table-cell>
          <table:table-cell table:formula="of:=[.S14]-[.W14]" office:value-type="float" office:value="0.0025603377083101">
            <text:p>0.003</text:p>
          </table:table-cell>
          <table:table-cell table:number-columns-repeated="2"/>
          <table:table-cell table:formula="of:=[.L14]" office:value-type="string" office:string-value="X_SEC15L/3">
            <text:p>X_SEC15L/3</text:p>
          </table:table-cell>
          <table:table-cell table:formula="of:=[.S14]" office:value-type="float" office:value="45.4634772206933">
            <text:p>45.4634772207</text:p>
          </table:table-cell>
          <table:table-cell table:formula="of:=[.O14]" office:value-type="float" office:value="6.5619">
            <text:p>6.5619</text:p>
          </table:table-cell>
          <table:table-cell table:formula="of:=[.M14]" office:value-type="float" office:value="4908106.876">
            <text:p>4908106.876</text:p>
          </table:table-cell>
          <table:table-cell table:formula="of:=[.N14]" office:value-type="float" office:value="1383381.435">
            <text:p>1383381.44</text:p>
          </table:table-cell>
          <table:table-cell table:formula="of:=[.P14]" office:value-type="string" office:string-value="SO">
            <text:p>SO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15]" office:value-type="float" office:value="1.03407133853031">
            <text:p>1.0340713385</text:p>
          </table:table-cell>
          <table:table-cell table:formula="of:=([.G15]-[.C15])/([.F15]-[.B15])" office:value-type="float" office:value="-0.967051268843082">
            <text:p>-0.9670512688</text:p>
          </table:table-cell>
          <table:table-cell table:formula="of:=[.M15]-[.N15]*[.H15]" office:value-type="float" office:value="3477624.98346221">
            <text:p>3477624.98346221</text:p>
          </table:table-cell>
          <table:table-cell table:formula="of:=[.C15]-[.B15]*[.I15]" office:value-type="float" office:value="6245908.31920836">
            <text:p>6245908.31920836</text:p>
          </table:table-cell>
          <table:table-cell office:value-type="string">
            <text:p>X_SEC15L/4</text:p>
          </table:table-cell>
          <table:table-cell office:value-type="float" office:value="4908122.817">
            <text:p>4908122.817</text:p>
          </table:table-cell>
          <table:table-cell office:value-type="float" office:value="1383364.745">
            <text:p>1383364.745</text:p>
          </table:table-cell>
          <table:table-cell office:value-type="float" office:value="6.6047">
            <text:p>6.6047</text:p>
          </table:table-cell>
          <table:table-cell office:value-type="string">
            <text:p>SO</text:p>
          </table:table-cell>
          <table:table-cell table:formula="of:=-(   [.J15]-[.K15]    )/(      [.H15]-[.I15])" office:value-type="float" office:value="1383365.17989755">
            <text:p>1383365.18</text:p>
          </table:table-cell>
          <table:table-cell table:formula="of:=[.H15]*[.Q15]+[.J15]" office:value-type="float" office:value="4908123.26671509">
            <text:p>4908123.27</text:p>
          </table:table-cell>
          <table:table-cell table:formula="of:=(([.N15]-[.B15])^2 +([.M15]-[.C15])^2)^0.5" office:value-type="float" office:value="68.543007184945">
            <text:p>68.54</text:p>
          </table:table-cell>
          <table:table-cell/>
          <table:table-cell table:formula="of:=[.R15]-[.M15]" office:value-type="float" office:value="0.449715090915561">
            <text:p>0.4497150909</text:p>
          </table:table-cell>
          <table:table-cell table:formula="of:=[.Q15]-[.N15]" office:value-type="float" office:value="0.434897549683228">
            <text:p>0.4348975497</text:p>
          </table:table-cell>
          <table:table-cell table:formula="of:=(([.Q15]-[.B15])^2 +([.R15]-[.C15])^2)^0.5" office:value-type="float" office:value="68.5401521327089">
            <text:p>68.5401521327</text:p>
          </table:table-cell>
          <table:table-cell table:formula="of:=[.S15]-[.W15]" office:value-type="float" office:value="0.00285505223612859">
            <text:p>0.003</text:p>
          </table:table-cell>
          <table:table-cell table:number-columns-repeated="2"/>
          <table:table-cell table:formula="of:=[.L15]" office:value-type="string" office:string-value="X_SEC15L/4">
            <text:p>X_SEC15L/4</text:p>
          </table:table-cell>
          <table:table-cell table:formula="of:=[.S15]" office:value-type="float" office:value="68.543007184945">
            <text:p>68.5430071849</text:p>
          </table:table-cell>
          <table:table-cell table:formula="of:=[.O15]" office:value-type="float" office:value="6.6047">
            <text:p>6.6047</text:p>
          </table:table-cell>
          <table:table-cell table:formula="of:=[.M15]" office:value-type="float" office:value="4908122.817">
            <text:p>4908122.817</text:p>
          </table:table-cell>
          <table:table-cell table:formula="of:=[.N15]" office:value-type="float" office:value="1383364.745">
            <text:p>1383364.75</text:p>
          </table:table-cell>
          <table:table-cell table:formula="of:=[.P15]" office:value-type="string" office:string-value="SO">
            <text:p>SO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16]" office:value-type="float" office:value="1.03407133853031">
            <text:p>1.0340713385</text:p>
          </table:table-cell>
          <table:table-cell table:formula="of:=([.G16]-[.C16])/([.F16]-[.B16])" office:value-type="float" office:value="-0.967051268843082">
            <text:p>-0.9670512688</text:p>
          </table:table-cell>
          <table:table-cell table:formula="of:=[.M16]-[.N16]*[.H16]" office:value-type="float" office:value="3477658.3881436">
            <text:p>3477658.3881436</text:p>
          </table:table-cell>
          <table:table-cell table:formula="of:=[.C16]-[.B16]*[.I16]" office:value-type="float" office:value="6245908.31920836">
            <text:p>6245908.31920836</text:p>
          </table:table-cell>
          <table:table-cell office:value-type="string">
            <text:p>X_SEC15L/5</text:p>
          </table:table-cell>
          <table:table-cell office:value-type="float" office:value="4908139.387">
            <text:p>4908139.387</text:p>
          </table:table-cell>
          <table:table-cell office:value-type="float" office:value="1383348.465">
            <text:p>1383348.465</text:p>
          </table:table-cell>
          <table:table-cell office:value-type="float" office:value="6.4771">
            <text:p>6.4771</text:p>
          </table:table-cell>
          <table:table-cell office:value-type="string">
            <text:p>SO</text:p>
          </table:table-cell>
          <table:table-cell table:formula="of:=-(   [.J16]-[.K16]    )/(      [.H16]-[.I16])" office:value-type="float" office:value="1383348.48692668">
            <text:p>1383348.49</text:p>
          </table:table-cell>
          <table:table-cell table:formula="of:=[.H16]*[.Q16]+[.J16]" office:value-type="float" office:value="4908139.40967375">
            <text:p>4908139.41</text:p>
          </table:table-cell>
          <table:table-cell table:formula="of:=(([.N16]-[.B16])^2 +([.M16]-[.C16])^2)^0.5" office:value-type="float" office:value="91.7619230072139">
            <text:p>91.76</text:p>
          </table:table-cell>
          <table:table-cell/>
          <table:table-cell table:formula="of:=[.R16]-[.M16]" office:value-type="float" office:value="0.0226737512275577">
            <text:p>0.0226737512</text:p>
          </table:table-cell>
          <table:table-cell table:formula="of:=[.Q16]-[.N16]" office:value-type="float" office:value="0.0219266801141202">
            <text:p>0.0219266801</text:p>
          </table:table-cell>
          <table:table-cell table:formula="of:=(([.Q16]-[.B16])^2 +([.R16]-[.C16])^2)^0.5" office:value-type="float" office:value="91.76191758608">
            <text:p>91.7619175861</text:p>
          </table:table-cell>
          <table:table-cell table:formula="of:=[.S16]-[.W16]" office:value-type="float" office:value="0.00000542113384938148">
            <text:p>0.000</text:p>
          </table:table-cell>
          <table:table-cell table:number-columns-repeated="2"/>
          <table:table-cell table:formula="of:=[.L16]" office:value-type="string" office:string-value="X_SEC15L/5">
            <text:p>X_SEC15L/5</text:p>
          </table:table-cell>
          <table:table-cell table:formula="of:=[.S16]" office:value-type="float" office:value="91.7619230072139">
            <text:p>91.7619230072</text:p>
          </table:table-cell>
          <table:table-cell table:formula="of:=[.O16]" office:value-type="float" office:value="6.4771">
            <text:p>6.4771</text:p>
          </table:table-cell>
          <table:table-cell table:formula="of:=[.M16]" office:value-type="float" office:value="4908139.387">
            <text:p>4908139.387</text:p>
          </table:table-cell>
          <table:table-cell table:formula="of:=[.N16]" office:value-type="float" office:value="1383348.465">
            <text:p>1383348.47</text:p>
          </table:table-cell>
          <table:table-cell table:formula="of:=[.P16]" office:value-type="string" office:string-value="SO">
            <text:p>SO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17]" office:value-type="float" office:value="1.03407133853031">
            <text:p>1.0340713385</text:p>
          </table:table-cell>
          <table:table-cell table:formula="of:=([.G17]-[.C17])/([.F17]-[.B17])" office:value-type="float" office:value="-0.967051268843082">
            <text:p>-0.9670512688</text:p>
          </table:table-cell>
          <table:table-cell table:formula="of:=[.M17]-[.N17]*[.H17]" office:value-type="float" office:value="3477692.90415525">
            <text:p>3477692.90415525</text:p>
          </table:table-cell>
          <table:table-cell table:formula="of:=[.C17]-[.B17]*[.I17]" office:value-type="float" office:value="6245908.31920836">
            <text:p>6245908.31920836</text:p>
          </table:table-cell>
          <table:table-cell office:value-type="string">
            <text:p>X_SEC15L/6</text:p>
          </table:table-cell>
          <table:table-cell office:value-type="float" office:value="4908155.905">
            <text:p>4908155.905</text:p>
          </table:table-cell>
          <table:table-cell office:value-type="float" office:value="1383331.06">
            <text:p>1383331.06</text:p>
          </table:table-cell>
          <table:table-cell office:value-type="float" office:value="6.3743">
            <text:p>6.3743</text:p>
          </table:table-cell>
          <table:table-cell office:value-type="string">
            <text:p>SO</text:p>
          </table:table-cell>
          <table:table-cell table:formula="of:=-(   [.J17]-[.K17]    )/(      [.H17]-[.I17])" office:value-type="float" office:value="1383331.2386024">
            <text:p>1383331.24</text:p>
          </table:table-cell>
          <table:table-cell table:formula="of:=[.H17]*[.Q17]+[.J17]" office:value-type="float" office:value="4908156.08968763">
            <text:p>4908156.09</text:p>
          </table:table-cell>
          <table:table-cell table:formula="of:=(([.N17]-[.B17])^2 +([.M17]-[.C17])^2)^0.5" office:value-type="float" office:value="115.756526057959">
            <text:p>115.76</text:p>
          </table:table-cell>
          <table:table-cell/>
          <table:table-cell table:formula="of:=[.R17]-[.M17]" office:value-type="float" office:value="0.184687627479434">
            <text:p>0.1846876275</text:p>
          </table:table-cell>
          <table:table-cell table:formula="of:=[.Q17]-[.N17]" office:value-type="float" office:value="0.178602404426783">
            <text:p>0.1786024044</text:p>
          </table:table-cell>
          <table:table-cell table:formula="of:=(([.Q17]-[.B17])^2 +([.R17]-[.C17])^2)^0.5" office:value-type="float" office:value="115.75624094052">
            <text:p>115.7562409405</text:p>
          </table:table-cell>
          <table:table-cell table:formula="of:=[.S17]-[.W17]" office:value-type="float" office:value="0.000285117439005944">
            <text:p>0.000</text:p>
          </table:table-cell>
          <table:table-cell table:number-columns-repeated="2"/>
          <table:table-cell table:formula="of:=[.L17]" office:value-type="string" office:string-value="X_SEC15L/6">
            <text:p>X_SEC15L/6</text:p>
          </table:table-cell>
          <table:table-cell table:formula="of:=[.S17]" office:value-type="float" office:value="115.756526057959">
            <text:p>115.756526058</text:p>
          </table:table-cell>
          <table:table-cell table:formula="of:=[.O17]" office:value-type="float" office:value="6.3743">
            <text:p>6.3743</text:p>
          </table:table-cell>
          <table:table-cell table:formula="of:=[.M17]" office:value-type="float" office:value="4908155.905">
            <text:p>4908155.905</text:p>
          </table:table-cell>
          <table:table-cell table:formula="of:=[.N17]" office:value-type="float" office:value="1383331.06">
            <text:p>1383331.06</text:p>
          </table:table-cell>
          <table:table-cell table:formula="of:=[.P17]" office:value-type="string" office:string-value="SO">
            <text:p>SO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18]" office:value-type="float" office:value="1.03407133853031">
            <text:p>1.0340713385</text:p>
          </table:table-cell>
          <table:table-cell table:formula="of:=([.G18]-[.C18])/([.F18]-[.B18])" office:value-type="float" office:value="-0.967051268843082">
            <text:p>-0.9670512688</text:p>
          </table:table-cell>
          <table:table-cell table:formula="of:=[.M18]-[.N18]*[.H18]" office:value-type="float" office:value="3477727.75633036">
            <text:p>3477727.75633036</text:p>
          </table:table-cell>
          <table:table-cell table:formula="of:=[.C18]-[.B18]*[.I18]" office:value-type="float" office:value="6245908.31920836">
            <text:p>6245908.31920836</text:p>
          </table:table-cell>
          <table:table-cell office:value-type="string">
            <text:p>X_SEC15L/7</text:p>
          </table:table-cell>
          <table:table-cell office:value-type="float" office:value="4908172.39">
            <text:p>4908172.39</text:p>
          </table:table-cell>
          <table:table-cell office:value-type="float" office:value="1383313.298">
            <text:p>1383313.298</text:p>
          </table:table-cell>
          <table:table-cell office:value-type="float" office:value="6.4518">
            <text:p>6.4518</text:p>
          </table:table-cell>
          <table:table-cell office:value-type="string">
            <text:p>SO</text:p>
          </table:table-cell>
          <table:table-cell table:formula="of:=-(   [.J18]-[.K18]    )/(      [.H18]-[.I18])" office:value-type="float" office:value="1383313.82229069">
            <text:p>1383313.82</text:p>
          </table:table-cell>
          <table:table-cell table:formula="of:=[.H18]*[.Q18]+[.J18]" office:value-type="float" office:value="4908172.93215397">
            <text:p>4908172.93</text:p>
          </table:table-cell>
          <table:table-cell table:formula="of:=(([.N18]-[.B18])^2 +([.M18]-[.C18])^2)^0.5" office:value-type="float" office:value="139.986285056479">
            <text:p>139.99</text:p>
          </table:table-cell>
          <table:table-cell/>
          <table:table-cell table:formula="of:=[.R18]-[.M18]" office:value-type="float" office:value="0.542153972201049">
            <text:p>0.5421539722</text:p>
          </table:table-cell>
          <table:table-cell table:formula="of:=[.Q18]-[.N18]" office:value-type="float" office:value="0.524290687404573">
            <text:p>0.5242906874</text:p>
          </table:table-cell>
          <table:table-cell table:formula="of:=(([.Q18]-[.B18])^2 +([.R18]-[.C18])^2)^0.5" office:value-type="float" office:value="139.984253372024">
            <text:p>139.984253372</text:p>
          </table:table-cell>
          <table:table-cell table:formula="of:=[.S18]-[.W18]" office:value-type="float" office:value="0.0020316844554884">
            <text:p>0.002</text:p>
          </table:table-cell>
          <table:table-cell table:number-columns-repeated="2"/>
          <table:table-cell table:formula="of:=[.L18]" office:value-type="string" office:string-value="X_SEC15L/7">
            <text:p>X_SEC15L/7</text:p>
          </table:table-cell>
          <table:table-cell table:formula="of:=[.S18]" office:value-type="float" office:value="139.986285056479">
            <text:p>139.9862850565</text:p>
          </table:table-cell>
          <table:table-cell table:formula="of:=[.O18]" office:value-type="float" office:value="6.4518">
            <text:p>6.4518</text:p>
          </table:table-cell>
          <table:table-cell table:formula="of:=[.M18]" office:value-type="float" office:value="4908172.39">
            <text:p>4908172.39</text:p>
          </table:table-cell>
          <table:table-cell table:formula="of:=[.N18]" office:value-type="float" office:value="1383313.298">
            <text:p>1383313.30</text:p>
          </table:table-cell>
          <table:table-cell table:formula="of:=[.P18]" office:value-type="string" office:string-value="SO">
            <text:p>SO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19]" office:value-type="float" office:value="1.03407133853031">
            <text:p>1.0340713385</text:p>
          </table:table-cell>
          <table:table-cell table:formula="of:=([.G19]-[.C19])/([.F19]-[.B19])" office:value-type="float" office:value="-0.967051268843082">
            <text:p>-0.9670512688</text:p>
          </table:table-cell>
          <table:table-cell table:formula="of:=[.M19]-[.N19]*[.H19]" office:value-type="float" office:value="3477762.43284459">
            <text:p>3477762.43284459</text:p>
          </table:table-cell>
          <table:table-cell table:formula="of:=[.C19]-[.B19]*[.I19]" office:value-type="float" office:value="6245908.31920836">
            <text:p>6245908.31920836</text:p>
          </table:table-cell>
          <table:table-cell office:value-type="string">
            <text:p>X_SEC15L/8</text:p>
          </table:table-cell>
          <table:table-cell office:value-type="float" office:value="4908189.205">
            <text:p>4908189.205</text:p>
          </table:table-cell>
          <table:table-cell office:value-type="float" office:value="1383296.025">
            <text:p>1383296.025</text:p>
          </table:table-cell>
          <table:table-cell office:value-type="float" office:value="6.5767">
            <text:p>6.5767</text:p>
          </table:table-cell>
          <table:table-cell office:value-type="string">
            <text:p>SO</text:p>
          </table:table-cell>
          <table:table-cell table:formula="of:=-(   [.J19]-[.K19]    )/(      [.H19]-[.I19])" office:value-type="float" office:value="1383296.49376014">
            <text:p>1383296.49</text:p>
          </table:table-cell>
          <table:table-cell table:formula="of:=[.H19]*[.Q19]+[.J19]" office:value-type="float" office:value="4908189.68973143">
            <text:p>4908189.69</text:p>
          </table:table-cell>
          <table:table-cell table:formula="of:=(([.N19]-[.B19])^2 +([.M19]-[.C19])^2)^0.5" office:value-type="float" office:value="164.091538020711">
            <text:p>164.09</text:p>
          </table:table-cell>
          <table:table-cell/>
          <table:table-cell table:formula="of:=[.R19]-[.M19]" office:value-type="float" office:value="0.484731425531209">
            <text:p>0.4847314255</text:p>
          </table:table-cell>
          <table:table-cell table:formula="of:=[.Q19]-[.N19]" office:value-type="float" office:value="0.468760140007362">
            <text:p>0.46876014</text:p>
          </table:table-cell>
          <table:table-cell table:formula="of:=(([.Q19]-[.B19])^2 +([.R19]-[.C19])^2)^0.5" office:value-type="float" office:value="164.090152505881">
            <text:p>164.0901525059</text:p>
          </table:table-cell>
          <table:table-cell table:formula="of:=[.S19]-[.W19]" office:value-type="float" office:value="0.00138551482993421">
            <text:p>0.001</text:p>
          </table:table-cell>
          <table:table-cell table:number-columns-repeated="2"/>
          <table:table-cell table:formula="of:=[.L19]" office:value-type="string" office:string-value="X_SEC15L/8">
            <text:p>X_SEC15L/8</text:p>
          </table:table-cell>
          <table:table-cell table:formula="of:=[.S19]" office:value-type="float" office:value="164.091538020711">
            <text:p>164.0915380207</text:p>
          </table:table-cell>
          <table:table-cell table:formula="of:=[.O19]" office:value-type="float" office:value="6.5767">
            <text:p>6.5767</text:p>
          </table:table-cell>
          <table:table-cell table:formula="of:=[.M19]" office:value-type="float" office:value="4908189.205">
            <text:p>4908189.205</text:p>
          </table:table-cell>
          <table:table-cell table:formula="of:=[.N19]" office:value-type="float" office:value="1383296.025">
            <text:p>1383296.03</text:p>
          </table:table-cell>
          <table:table-cell table:formula="of:=[.P19]" office:value-type="string" office:string-value="SO">
            <text:p>SO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20]" office:value-type="float" office:value="1.03407133853031">
            <text:p>1.0340713385</text:p>
          </table:table-cell>
          <table:table-cell table:formula="of:=([.G20]-[.C20])/([.F20]-[.B20])" office:value-type="float" office:value="-0.967051268843082">
            <text:p>-0.9670512688</text:p>
          </table:table-cell>
          <table:table-cell table:formula="of:=[.M20]-[.N20]*[.H20]" office:value-type="float" office:value="3477804.56731527">
            <text:p>3477804.56731527</text:p>
          </table:table-cell>
          <table:table-cell table:formula="of:=[.C20]-[.B20]*[.I20]" office:value-type="float" office:value="6245908.31920836">
            <text:p>6245908.31920836</text:p>
          </table:table-cell>
          <table:table-cell office:value-type="string">
            <text:p>X_SEC15L/9</text:p>
          </table:table-cell>
          <table:table-cell office:value-type="float" office:value="4908208.775">
            <text:p>4908208.775</text:p>
          </table:table-cell>
          <table:table-cell office:value-type="float" office:value="1383274.204">
            <text:p>1383274.204</text:p>
          </table:table-cell>
          <table:table-cell office:value-type="float" office:value="6.4838">
            <text:p>6.4838</text:p>
          </table:table-cell>
          <table:table-cell office:value-type="string">
            <text:p>F-D</text:p>
          </table:table-cell>
          <table:table-cell table:formula="of:=-(   [.J20]-[.K20]    )/(      [.H20]-[.I20])" office:value-type="float" office:value="1383275.43834328">
            <text:p>1383275.44</text:p>
          </table:table-cell>
          <table:table-cell table:formula="of:=[.H20]*[.Q20]+[.J20]" office:value-type="float" office:value="4908210.05139901">
            <text:p>4908210.05</text:p>
          </table:table-cell>
          <table:table-cell table:formula="of:=(([.N20]-[.B20])^2 +([.M20]-[.C20])^2)^0.5" office:value-type="float" office:value="193.388713582467">
            <text:p>193.39</text:p>
          </table:table-cell>
          <table:table-cell/>
          <table:table-cell table:formula="of:=[.R20]-[.M20]" office:value-type="float" office:value="1.2763990117237">
            <text:p>1.2763990117</text:p>
          </table:table-cell>
          <table:table-cell table:formula="of:=[.Q20]-[.N20]" office:value-type="float" office:value="1.23434328380972">
            <text:p>1.2343432838</text:p>
          </table:table-cell>
          <table:table-cell table:formula="of:=(([.Q20]-[.B20])^2 +([.R20]-[.C20])^2)^0.5" office:value-type="float" office:value="193.380561958309">
            <text:p>193.3805619583</text:p>
          </table:table-cell>
          <table:table-cell table:formula="of:=[.S20]-[.W20]" office:value-type="float" office:value="0.00815162415847226">
            <text:p>0.008</text:p>
          </table:table-cell>
          <table:table-cell table:number-columns-repeated="2"/>
          <table:table-cell table:formula="of:=[.L20]" office:value-type="string" office:string-value="X_SEC15L/9">
            <text:p>X_SEC15L/9</text:p>
          </table:table-cell>
          <table:table-cell table:formula="of:=[.S20]" office:value-type="float" office:value="193.388713582467">
            <text:p>193.3887135825</text:p>
          </table:table-cell>
          <table:table-cell table:formula="of:=[.O20]" office:value-type="float" office:value="6.4838">
            <text:p>6.4838</text:p>
          </table:table-cell>
          <table:table-cell table:formula="of:=[.M20]" office:value-type="float" office:value="4908208.775">
            <text:p>4908208.775</text:p>
          </table:table-cell>
          <table:table-cell table:formula="of:=[.N20]" office:value-type="float" office:value="1383274.204">
            <text:p>1383274.20</text:p>
          </table:table-cell>
          <table:table-cell table:formula="of:=[.P20]" office:value-type="string" office:string-value="F-D">
            <text:p>F-D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21]" office:value-type="float" office:value="1.03407133853031">
            <text:p>1.0340713385</text:p>
          </table:table-cell>
          <table:table-cell table:formula="of:=([.G21]-[.C21])/([.F21]-[.B21])" office:value-type="float" office:value="-0.967051268843082">
            <text:p>-0.9670512688</text:p>
          </table:table-cell>
          <table:table-cell table:formula="of:=[.M21]-[.N21]*[.H21]" office:value-type="float" office:value="3477818.04699029">
            <text:p>3477818.04699029</text:p>
          </table:table-cell>
          <table:table-cell table:formula="of:=[.C21]-[.B21]*[.I21]" office:value-type="float" office:value="6245908.31920836">
            <text:p>6245908.31920836</text:p>
          </table:table-cell>
          <table:table-cell office:value-type="string">
            <text:p>X_SEC15L/10</text:p>
          </table:table-cell>
          <table:table-cell office:value-type="float" office:value="4908215.891">
            <text:p>4908215.891</text:p>
          </table:table-cell>
          <table:table-cell office:value-type="float" office:value="1383268.05">
            <text:p>1383268.05</text:p>
          </table:table-cell>
          <table:table-cell office:value-type="float" office:value="6.8809">
            <text:p>6.8809</text:p>
          </table:table-cell>
          <table:table-cell office:value-type="string">
            <text:p>F</text:p>
          </table:table-cell>
          <table:table-cell table:formula="of:=-(   [.J21]-[.K21]    )/(      [.H21]-[.I21])" office:value-type="float" office:value="1383268.70228675">
            <text:p>1383268.70</text:p>
          </table:table-cell>
          <table:table-cell table:formula="of:=[.H21]*[.Q21]+[.J21]" office:value-type="float" office:value="4908216.56551103">
            <text:p>4908216.57</text:p>
          </table:table-cell>
          <table:table-cell table:formula="of:=(([.N21]-[.B21])^2 +([.M21]-[.C21])^2)^0.5" office:value-type="float" office:value="202.753331516139">
            <text:p>202.75</text:p>
          </table:table-cell>
          <table:table-cell/>
          <table:table-cell table:formula="of:=[.R21]-[.M21]" office:value-type="float" office:value="0.674511031247675">
            <text:p>0.6745110312</text:p>
          </table:table-cell>
          <table:table-cell table:formula="of:=[.Q21]-[.N21]" office:value-type="float" office:value="0.652286748867482">
            <text:p>0.6522867489</text:p>
          </table:table-cell>
          <table:table-cell table:formula="of:=(([.Q21]-[.B21])^2 +([.R21]-[.C21])^2)^0.5" office:value-type="float" office:value="202.751160286907">
            <text:p>202.7511602869</text:p>
          </table:table-cell>
          <table:table-cell table:formula="of:=[.S21]-[.W21]" office:value-type="float" office:value="0.0021712292320899">
            <text:p>0.002</text:p>
          </table:table-cell>
          <table:table-cell table:number-columns-repeated="2"/>
          <table:table-cell table:formula="of:=[.L21]" office:value-type="string" office:string-value="X_SEC15L/10">
            <text:p>X_SEC15L/10</text:p>
          </table:table-cell>
          <table:table-cell table:formula="of:=[.S21]" office:value-type="float" office:value="202.753331516139">
            <text:p>202.7533315161</text:p>
          </table:table-cell>
          <table:table-cell table:formula="of:=[.O21]" office:value-type="float" office:value="6.8809">
            <text:p>6.8809</text:p>
          </table:table-cell>
          <table:table-cell table:formula="of:=[.M21]" office:value-type="float" office:value="4908215.891">
            <text:p>4908215.891</text:p>
          </table:table-cell>
          <table:table-cell table:formula="of:=[.N21]" office:value-type="float" office:value="1383268.05">
            <text:p>1383268.05</text:p>
          </table:table-cell>
          <table:table-cell table:formula="of:=[.P21]" office:value-type="string" office:string-value="F">
            <text:p>F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22]" office:value-type="float" office:value="1.03407133853031">
            <text:p>1.0340713385</text:p>
          </table:table-cell>
          <table:table-cell table:formula="of:=([.G22]-[.C22])/([.F22]-[.B22])" office:value-type="float" office:value="-0.967051268843082">
            <text:p>-0.9670512688</text:p>
          </table:table-cell>
          <table:table-cell table:formula="of:=[.M22]-[.N22]*[.H22]" office:value-type="float" office:value="3477844.1357814">
            <text:p>3477844.1357814</text:p>
          </table:table-cell>
          <table:table-cell table:formula="of:=[.C22]-[.B22]*[.I22]" office:value-type="float" office:value="6245908.31920836">
            <text:p>6245908.31920836</text:p>
          </table:table-cell>
          <table:table-cell office:value-type="string">
            <text:p>X_SEC15L/11</text:p>
          </table:table-cell>
          <table:table-cell office:value-type="float" office:value="4908228.541">
            <text:p>4908228.541</text:p>
          </table:table-cell>
          <table:table-cell office:value-type="float" office:value="1383255.054">
            <text:p>1383255.054</text:p>
          </table:table-cell>
          <table:table-cell office:value-type="float" office:value="6.4913">
            <text:p>6.4913</text:p>
          </table:table-cell>
          <table:table-cell office:value-type="string">
            <text:p>SO</text:p>
          </table:table-cell>
          <table:table-cell table:formula="of:=-(   [.J22]-[.K22]    )/(      [.H22]-[.I22])" office:value-type="float" office:value="1383255.66520895">
            <text:p>1383255.67</text:p>
          </table:table-cell>
          <table:table-cell table:formula="of:=[.H22]*[.Q22]+[.J22]" office:value-type="float" office:value="4908229.17303366">
            <text:p>4908229.17</text:p>
          </table:table-cell>
          <table:table-cell table:formula="of:=(([.N22]-[.B22])^2 +([.M22]-[.C22])^2)^0.5" office:value-type="float" office:value="220.888924704276">
            <text:p>220.89</text:p>
          </table:table-cell>
          <table:table-cell/>
          <table:table-cell table:formula="of:=[.R22]-[.M22]" office:value-type="float" office:value="0.632033658213913">
            <text:p>0.6320336582</text:p>
          </table:table-cell>
          <table:table-cell table:formula="of:=[.Q22]-[.N22]" office:value-type="float" office:value="0.611208950635046">
            <text:p>0.6112089506</text:p>
          </table:table-cell>
          <table:table-cell table:formula="of:=(([.Q22]-[.B22])^2 +([.R22]-[.C22])^2)^0.5" office:value-type="float" office:value="220.887174852327">
            <text:p>220.8871748523</text:p>
          </table:table-cell>
          <table:table-cell table:formula="of:=[.S22]-[.W22]" office:value-type="float" office:value="0.00174985194882993">
            <text:p>0.002</text:p>
          </table:table-cell>
          <table:table-cell table:number-columns-repeated="2"/>
          <table:table-cell table:formula="of:=[.L22]" office:value-type="string" office:string-value="X_SEC15L/11">
            <text:p>X_SEC15L/11</text:p>
          </table:table-cell>
          <table:table-cell table:formula="of:=[.S22]" office:value-type="float" office:value="220.888924704276">
            <text:p>220.8889247043</text:p>
          </table:table-cell>
          <table:table-cell table:formula="of:=[.O22]" office:value-type="float" office:value="6.4913">
            <text:p>6.4913</text:p>
          </table:table-cell>
          <table:table-cell table:formula="of:=[.M22]" office:value-type="float" office:value="4908228.541">
            <text:p>4908228.541</text:p>
          </table:table-cell>
          <table:table-cell table:formula="of:=[.N22]" office:value-type="float" office:value="1383255.054">
            <text:p>1383255.05</text:p>
          </table:table-cell>
          <table:table-cell table:formula="of:=[.P22]" office:value-type="string" office:string-value="SO">
            <text:p>SO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23]" office:value-type="float" office:value="1.03407133853031">
            <text:p>1.0340713385</text:p>
          </table:table-cell>
          <table:table-cell table:formula="of:=([.G23]-[.C23])/([.F23]-[.B23])" office:value-type="float" office:value="-0.967051268843082">
            <text:p>-0.9670512688</text:p>
          </table:table-cell>
          <table:table-cell table:formula="of:=[.M23]-[.N23]*[.H23]" office:value-type="float" office:value="3477878.01946095">
            <text:p>3477878.01946095</text:p>
          </table:table-cell>
          <table:table-cell table:formula="of:=[.C23]-[.B23]*[.I23]" office:value-type="float" office:value="6245908.31920836">
            <text:p>6245908.31920836</text:p>
          </table:table-cell>
          <table:table-cell office:value-type="string">
            <text:p>X_SEC15L/12</text:p>
          </table:table-cell>
          <table:table-cell office:value-type="float" office:value="4908244.892">
            <text:p>4908244.892</text:p>
          </table:table-cell>
          <table:table-cell office:value-type="float" office:value="1383238.099">
            <text:p>1383238.099</text:p>
          </table:table-cell>
          <table:table-cell office:value-type="float" office:value="6.5035">
            <text:p>6.5035</text:p>
          </table:table-cell>
          <table:table-cell office:value-type="string">
            <text:p>SO</text:p>
          </table:table-cell>
          <table:table-cell table:formula="of:=-(   [.J23]-[.K23]    )/(      [.H23]-[.I23])" office:value-type="float" office:value="1383238.73287336">
            <text:p>1383238.73</text:p>
          </table:table-cell>
          <table:table-cell table:formula="of:=[.H23]*[.Q23]+[.J23]" office:value-type="float" office:value="4908245.54747027">
            <text:p>4908245.55</text:p>
          </table:table-cell>
          <table:table-cell table:formula="of:=(([.N23]-[.B23])^2 +([.M23]-[.C23])^2)^0.5" office:value-type="float" office:value="244.443623735552">
            <text:p>244.44</text:p>
          </table:table-cell>
          <table:table-cell/>
          <table:table-cell table:formula="of:=[.R23]-[.M23]" office:value-type="float" office:value="0.65547027438879">
            <text:p>0.6554702744</text:p>
          </table:table-cell>
          <table:table-cell table:formula="of:=[.Q23]-[.N23]" office:value-type="float" office:value="0.633873360930011">
            <text:p>0.6338733609</text:p>
          </table:table-cell>
          <table:table-cell table:formula="of:=(([.Q23]-[.B23])^2 +([.R23]-[.C23])^2)^0.5" office:value-type="float" office:value="244.44192305763">
            <text:p>244.4419230576</text:p>
          </table:table-cell>
          <table:table-cell table:formula="of:=[.S23]-[.W23]" office:value-type="float" office:value="0.00170067792225836">
            <text:p>0.002</text:p>
          </table:table-cell>
          <table:table-cell table:number-columns-repeated="2"/>
          <table:table-cell table:formula="of:=[.L23]" office:value-type="string" office:string-value="X_SEC15L/12">
            <text:p>X_SEC15L/12</text:p>
          </table:table-cell>
          <table:table-cell table:formula="of:=[.S23]" office:value-type="float" office:value="244.443623735552">
            <text:p>244.4436237356</text:p>
          </table:table-cell>
          <table:table-cell table:formula="of:=[.O23]" office:value-type="float" office:value="6.5035">
            <text:p>6.5035</text:p>
          </table:table-cell>
          <table:table-cell table:formula="of:=[.M23]" office:value-type="float" office:value="4908244.892">
            <text:p>4908244.892</text:p>
          </table:table-cell>
          <table:table-cell table:formula="of:=[.N23]" office:value-type="float" office:value="1383238.099">
            <text:p>1383238.10</text:p>
          </table:table-cell>
          <table:table-cell table:formula="of:=[.P23]" office:value-type="string" office:string-value="SO">
            <text:p>SO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24]" office:value-type="float" office:value="1.03407133853031">
            <text:p>1.0340713385</text:p>
          </table:table-cell>
          <table:table-cell table:formula="of:=([.G24]-[.C24])/([.F24]-[.B24])" office:value-type="float" office:value="-0.967051268843082">
            <text:p>-0.9670512688</text:p>
          </table:table-cell>
          <table:table-cell table:formula="of:=[.M24]-[.N24]*[.H24]" office:value-type="float" office:value="3477912.51756288">
            <text:p>3477912.51756288</text:p>
          </table:table-cell>
          <table:table-cell table:formula="of:=[.C24]-[.B24]*[.I24]" office:value-type="float" office:value="6245908.31920836">
            <text:p>6245908.31920836</text:p>
          </table:table-cell>
          <table:table-cell office:value-type="string">
            <text:p>X_SEC15L/13</text:p>
          </table:table-cell>
          <table:table-cell office:value-type="float" office:value="4908261.359">
            <text:p>4908261.359</text:p>
          </table:table-cell>
          <table:table-cell office:value-type="float" office:value="1383220.662">
            <text:p>1383220.662</text:p>
          </table:table-cell>
          <table:table-cell office:value-type="float" office:value="6.5136">
            <text:p>6.5136</text:p>
          </table:table-cell>
          <table:table-cell office:value-type="string">
            <text:p>SO</text:p>
          </table:table-cell>
          <table:table-cell table:formula="of:=-(   [.J24]-[.K24]    )/(      [.H24]-[.I24])" office:value-type="float" office:value="1383221.49349892">
            <text:p>1383221.49</text:p>
          </table:table-cell>
          <table:table-cell table:formula="of:=[.H24]*[.Q24]+[.J24]" office:value-type="float" office:value="4908262.2188292">
            <text:p>4908262.22</text:p>
          </table:table-cell>
          <table:table-cell table:formula="of:=(([.N24]-[.B24])^2 +([.M24]-[.C24])^2)^0.5" office:value-type="float" office:value="268.426461186299">
            <text:p>268.43</text:p>
          </table:table-cell>
          <table:table-cell/>
          <table:table-cell table:formula="of:=[.R24]-[.M24]" office:value-type="float" office:value="0.859829201363027">
            <text:p>0.8598292014</text:p>
          </table:table-cell>
          <table:table-cell table:formula="of:=[.Q24]-[.N24]" office:value-type="float" office:value="0.831498920219019">
            <text:p>0.8314989202</text:p>
          </table:table-cell>
          <table:table-cell table:formula="of:=(([.Q24]-[.B24])^2 +([.R24]-[.C24])^2)^0.5" office:value-type="float" office:value="268.423796203449">
            <text:p>268.4237962035</text:p>
          </table:table-cell>
          <table:table-cell table:formula="of:=[.S24]-[.W24]" office:value-type="float" office:value="0.00266498284975114">
            <text:p>0.003</text:p>
          </table:table-cell>
          <table:table-cell table:number-columns-repeated="2"/>
          <table:table-cell table:formula="of:=[.L24]" office:value-type="string" office:string-value="X_SEC15L/13">
            <text:p>X_SEC15L/13</text:p>
          </table:table-cell>
          <table:table-cell table:formula="of:=[.S24]" office:value-type="float" office:value="268.426461186299">
            <text:p>268.4264611863</text:p>
          </table:table-cell>
          <table:table-cell table:formula="of:=[.O24]" office:value-type="float" office:value="6.5136">
            <text:p>6.5136</text:p>
          </table:table-cell>
          <table:table-cell table:formula="of:=[.M24]" office:value-type="float" office:value="4908261.359">
            <text:p>4908261.359</text:p>
          </table:table-cell>
          <table:table-cell table:formula="of:=[.N24]" office:value-type="float" office:value="1383220.662">
            <text:p>1383220.66</text:p>
          </table:table-cell>
          <table:table-cell table:formula="of:=[.P24]" office:value-type="string" office:string-value="SO">
            <text:p>SO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25]" office:value-type="float" office:value="1.03407133853031">
            <text:p>1.0340713385</text:p>
          </table:table-cell>
          <table:table-cell table:formula="of:=([.G25]-[.C25])/([.F25]-[.B25])" office:value-type="float" office:value="-0.967051268843082">
            <text:p>-0.9670512688</text:p>
          </table:table-cell>
          <table:table-cell table:formula="of:=[.M25]-[.N25]*[.H25]" office:value-type="float" office:value="3477950.44882299">
            <text:p>3477950.44882299</text:p>
          </table:table-cell>
          <table:table-cell table:formula="of:=[.C25]-[.B25]*[.I25]" office:value-type="float" office:value="6245908.31920836">
            <text:p>6245908.31920836</text:p>
          </table:table-cell>
          <table:table-cell office:value-type="string">
            <text:p>X_SEC15L/14</text:p>
          </table:table-cell>
          <table:table-cell office:value-type="float" office:value="4908280.01">
            <text:p>4908280.01</text:p>
          </table:table-cell>
          <table:table-cell office:value-type="float" office:value="1383202.017">
            <text:p>1383202.017</text:p>
          </table:table-cell>
          <table:table-cell office:value-type="float" office:value="6.5259">
            <text:p>6.5259</text:p>
          </table:table-cell>
          <table:table-cell office:value-type="string">
            <text:p>SO</text:p>
          </table:table-cell>
          <table:table-cell table:formula="of:=-(   [.J25]-[.K25]    )/(      [.H25]-[.I25])" office:value-type="float" office:value="1383202.53850837">
            <text:p>1383202.54</text:p>
          </table:table-cell>
          <table:table-cell table:formula="of:=[.H25]*[.Q25]+[.J25]" office:value-type="float" office:value="4908280.54927686">
            <text:p>4908280.55</text:p>
          </table:table-cell>
          <table:table-cell table:formula="of:=(([.N25]-[.B25])^2 +([.M25]-[.C25])^2)^0.5" office:value-type="float" office:value="294.793235317309">
            <text:p>294.79</text:p>
          </table:table-cell>
          <table:table-cell/>
          <table:table-cell table:formula="of:=[.R25]-[.M25]" office:value-type="float" office:value="0.539276860654354">
            <text:p>0.5392768607</text:p>
          </table:table-cell>
          <table:table-cell table:formula="of:=[.Q25]-[.N25]" office:value-type="float" office:value="0.521508372854441">
            <text:p>0.5215083729</text:p>
          </table:table-cell>
          <table:table-cell table:formula="of:=(([.Q25]-[.B25])^2 +([.R25]-[.C25])^2)^0.5" office:value-type="float" office:value="294.792280764131">
            <text:p>294.7922807641</text:p>
          </table:table-cell>
          <table:table-cell table:formula="of:=[.S25]-[.W25]" office:value-type="float" office:value="0.000954553177564321">
            <text:p>0.001</text:p>
          </table:table-cell>
          <table:table-cell table:number-columns-repeated="2"/>
          <table:table-cell table:formula="of:=[.L25]" office:value-type="string" office:string-value="X_SEC15L/14">
            <text:p>X_SEC15L/14</text:p>
          </table:table-cell>
          <table:table-cell table:formula="of:=[.S25]" office:value-type="float" office:value="294.793235317309">
            <text:p>294.7932353173</text:p>
          </table:table-cell>
          <table:table-cell table:formula="of:=[.O25]" office:value-type="float" office:value="6.5259">
            <text:p>6.5259</text:p>
          </table:table-cell>
          <table:table-cell table:formula="of:=[.M25]" office:value-type="float" office:value="4908280.01">
            <text:p>4908280.01</text:p>
          </table:table-cell>
          <table:table-cell table:formula="of:=[.N25]" office:value-type="float" office:value="1383202.017">
            <text:p>1383202.02</text:p>
          </table:table-cell>
          <table:table-cell table:formula="of:=[.P25]" office:value-type="string" office:string-value="SO">
            <text:p>SO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26]" office:value-type="float" office:value="1.03407133853031">
            <text:p>1.0340713385</text:p>
          </table:table-cell>
          <table:table-cell table:formula="of:=([.G26]-[.C26])/([.F26]-[.B26])" office:value-type="float" office:value="-0.967051268843082">
            <text:p>-0.9670512688</text:p>
          </table:table-cell>
          <table:table-cell table:formula="of:=[.M26]-[.N26]*[.H26]" office:value-type="float" office:value="3477978.9176649">
            <text:p>3477978.9176649</text:p>
          </table:table-cell>
          <table:table-cell table:formula="of:=[.C26]-[.B26]*[.I26]" office:value-type="float" office:value="6245908.31920836">
            <text:p>6245908.31920836</text:p>
          </table:table-cell>
          <table:table-cell office:value-type="string">
            <text:p>X_SEC15L/15</text:p>
          </table:table-cell>
          <table:table-cell office:value-type="float" office:value="4908293.521">
            <text:p>4908293.521</text:p>
          </table:table-cell>
          <table:table-cell office:value-type="float" office:value="1383187.552">
            <text:p>1383187.552</text:p>
          </table:table-cell>
          <table:table-cell office:value-type="float" office:value="6.5788">
            <text:p>6.5788</text:p>
          </table:table-cell>
          <table:table-cell office:value-type="string">
            <text:p>SO</text:p>
          </table:table-cell>
          <table:table-cell table:formula="of:=-(   [.J26]-[.K26]    )/(      [.H26]-[.I26])" office:value-type="float" office:value="1383188.31207277">
            <text:p>1383188.31</text:p>
          </table:table-cell>
          <table:table-cell table:formula="of:=[.H26]*[.Q26]+[.J26]" office:value-type="float" office:value="4908294.30696946">
            <text:p>4908294.31</text:p>
          </table:table-cell>
          <table:table-cell table:formula="of:=(([.N26]-[.B26])^2 +([.M26]-[.C26])^2)^0.5" office:value-type="float" office:value="314.584723413023">
            <text:p>314.58</text:p>
          </table:table-cell>
          <table:table-cell/>
          <table:table-cell table:formula="of:=[.R26]-[.M26]" office:value-type="float" office:value="0.785969464108348">
            <text:p>0.7859694641</text:p>
          </table:table-cell>
          <table:table-cell table:formula="of:=[.Q26]-[.N26]" office:value-type="float" office:value="0.760072767967358">
            <text:p>0.760072768</text:p>
          </table:table-cell>
          <table:table-cell table:formula="of:=(([.Q26]-[.B26])^2 +([.R26]-[.C26])^2)^0.5" office:value-type="float" office:value="314.582823348706">
            <text:p>314.5828233487</text:p>
          </table:table-cell>
          <table:table-cell table:formula="of:=[.S26]-[.W26]" office:value-type="float" office:value="0.0019000643165441">
            <text:p>0.002</text:p>
          </table:table-cell>
          <table:table-cell table:number-columns-repeated="2"/>
          <table:table-cell table:formula="of:=[.L26]" office:value-type="string" office:string-value="X_SEC15L/15">
            <text:p>X_SEC15L/15</text:p>
          </table:table-cell>
          <table:table-cell table:formula="of:=[.S26]" office:value-type="float" office:value="314.584723413023">
            <text:p>314.584723413</text:p>
          </table:table-cell>
          <table:table-cell table:formula="of:=[.O26]" office:value-type="float" office:value="6.5788">
            <text:p>6.5788</text:p>
          </table:table-cell>
          <table:table-cell table:formula="of:=[.M26]" office:value-type="float" office:value="4908293.521">
            <text:p>4908293.521</text:p>
          </table:table-cell>
          <table:table-cell table:formula="of:=[.N26]" office:value-type="float" office:value="1383187.552">
            <text:p>1383187.55</text:p>
          </table:table-cell>
          <table:table-cell table:formula="of:=[.P26]" office:value-type="string" office:string-value="SO">
            <text:p>SO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27]" office:value-type="float" office:value="1.03407133853031">
            <text:p>1.0340713385</text:p>
          </table:table-cell>
          <table:table-cell table:formula="of:=([.G27]-[.C27])/([.F27]-[.B27])" office:value-type="float" office:value="-0.967051268843082">
            <text:p>-0.9670512688</text:p>
          </table:table-cell>
          <table:table-cell table:formula="of:=[.M27]-[.N27]*[.H27]" office:value-type="float" office:value="3478008.94620004">
            <text:p>3478008.94620004</text:p>
          </table:table-cell>
          <table:table-cell table:formula="of:=[.C27]-[.B27]*[.I27]" office:value-type="float" office:value="6245908.31920836">
            <text:p>6245908.31920836</text:p>
          </table:table-cell>
          <table:table-cell office:value-type="string">
            <text:p>X_SEC15L/16</text:p>
          </table:table-cell>
          <table:table-cell office:value-type="float" office:value="4908307.994">
            <text:p>4908307.994</text:p>
          </table:table-cell>
          <table:table-cell office:value-type="float" office:value="1383172.509">
            <text:p>1383172.509</text:p>
          </table:table-cell>
          <table:table-cell office:value-type="float" office:value="6.649">
            <text:p>6.649</text:p>
          </table:table-cell>
          <table:table-cell office:value-type="string">
            <text:p>SO</text:p>
          </table:table-cell>
          <table:table-cell table:formula="of:=-(   [.J27]-[.K27]    )/(      [.H27]-[.I27])" office:value-type="float" office:value="1383173.30622803">
            <text:p>1383173.31</text:p>
          </table:table-cell>
          <table:table-cell table:formula="of:=[.H27]*[.Q27]+[.J27]" office:value-type="float" office:value="4908308.81839066">
            <text:p>4908308.82</text:p>
          </table:table-cell>
          <table:table-cell table:formula="of:=(([.N27]-[.B27])^2 +([.M27]-[.C27])^2)^0.5" office:value-type="float" office:value="335.459570376019">
            <text:p>335.46</text:p>
          </table:table-cell>
          <table:table-cell/>
          <table:table-cell table:formula="of:=[.R27]-[.M27]" office:value-type="float" office:value="0.824390657246113">
            <text:p>0.8243906572</text:p>
          </table:table-cell>
          <table:table-cell table:formula="of:=[.Q27]-[.N27]" office:value-type="float" office:value="0.797228031093255">
            <text:p>0.7972280311</text:p>
          </table:table-cell>
          <table:table-cell table:formula="of:=(([.Q27]-[.B27])^2 +([.R27]-[.C27])^2)^0.5" office:value-type="float" office:value="335.457610085663">
            <text:p>335.4576100857</text:p>
          </table:table-cell>
          <table:table-cell table:formula="of:=[.S27]-[.W27]" office:value-type="float" office:value="0.00196029035578249">
            <text:p>0.002</text:p>
          </table:table-cell>
          <table:table-cell table:number-columns-repeated="2"/>
          <table:table-cell table:formula="of:=[.L27]" office:value-type="string" office:string-value="X_SEC15L/16">
            <text:p>X_SEC15L/16</text:p>
          </table:table-cell>
          <table:table-cell table:formula="of:=[.S27]" office:value-type="float" office:value="335.459570376019">
            <text:p>335.459570376</text:p>
          </table:table-cell>
          <table:table-cell table:formula="of:=[.O27]" office:value-type="float" office:value="6.649">
            <text:p>6.649</text:p>
          </table:table-cell>
          <table:table-cell table:formula="of:=[.M27]" office:value-type="float" office:value="4908307.994">
            <text:p>4908307.994</text:p>
          </table:table-cell>
          <table:table-cell table:formula="of:=[.N27]" office:value-type="float" office:value="1383172.509">
            <text:p>1383172.51</text:p>
          </table:table-cell>
          <table:table-cell table:formula="of:=[.P27]" office:value-type="string" office:string-value="SO">
            <text:p>SO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28]" office:value-type="float" office:value="1.03407133853031">
            <text:p>1.0340713385</text:p>
          </table:table-cell>
          <table:table-cell table:formula="of:=([.G28]-[.C28])/([.F28]-[.B28])" office:value-type="float" office:value="-0.967051268843082">
            <text:p>-0.9670512688</text:p>
          </table:table-cell>
          <table:table-cell table:formula="of:=[.M28]-[.N28]*[.H28]" office:value-type="float" office:value="3478040.55347615">
            <text:p>3478040.55347615</text:p>
          </table:table-cell>
          <table:table-cell table:formula="of:=[.C28]-[.B28]*[.I28]" office:value-type="float" office:value="6245908.31920836">
            <text:p>6245908.31920836</text:p>
          </table:table-cell>
          <table:table-cell office:value-type="string">
            <text:p>X_SEC15L/17</text:p>
          </table:table-cell>
          <table:table-cell office:value-type="float" office:value="4908323.568">
            <text:p>4908323.568</text:p>
          </table:table-cell>
          <table:table-cell office:value-type="float" office:value="1383157.004">
            <text:p>1383157.004</text:p>
          </table:table-cell>
          <table:table-cell office:value-type="float" office:value="6.6366">
            <text:p>6.6366</text:p>
          </table:table-cell>
          <table:table-cell office:value-type="string">
            <text:p>SO</text:p>
          </table:table-cell>
          <table:table-cell table:formula="of:=-(   [.J28]-[.K28]    )/(      [.H28]-[.I28])" office:value-type="float" office:value="1383157.51145564">
            <text:p>1383157.51</text:p>
          </table:table-cell>
          <table:table-cell table:formula="of:=[.H28]*[.Q28]+[.J28]" office:value-type="float" office:value="4908324.09274534">
            <text:p>4908324.09</text:p>
          </table:table-cell>
          <table:table-cell table:formula="of:=(([.N28]-[.B28])^2 +([.M28]-[.C28])^2)^0.5" office:value-type="float" office:value="357.430627702674">
            <text:p>357.43</text:p>
          </table:table-cell>
          <table:table-cell/>
          <table:table-cell table:formula="of:=[.R28]-[.M28]" office:value-type="float" office:value="0.524745335802436">
            <text:p>0.5247453358</text:p>
          </table:table-cell>
          <table:table-cell table:formula="of:=[.Q28]-[.N28]" office:value-type="float" office:value="0.507455643033609">
            <text:p>0.507455643</text:p>
          </table:table-cell>
          <table:table-cell table:formula="of:=(([.Q28]-[.B28])^2 +([.R28]-[.C28])^2)^0.5" office:value-type="float" office:value="357.429882285904">
            <text:p>357.4298822859</text:p>
          </table:table-cell>
          <table:table-cell table:formula="of:=[.S28]-[.W28]" office:value-type="float" office:value="0.000745416770655538">
            <text:p>0.001</text:p>
          </table:table-cell>
          <table:table-cell table:number-columns-repeated="2"/>
          <table:table-cell table:formula="of:=[.L28]" office:value-type="string" office:string-value="X_SEC15L/17">
            <text:p>X_SEC15L/17</text:p>
          </table:table-cell>
          <table:table-cell table:formula="of:=[.S28]" office:value-type="float" office:value="357.430627702674">
            <text:p>357.4306277027</text:p>
          </table:table-cell>
          <table:table-cell table:formula="of:=[.O28]" office:value-type="float" office:value="6.6366">
            <text:p>6.6366</text:p>
          </table:table-cell>
          <table:table-cell table:formula="of:=[.M28]" office:value-type="float" office:value="4908323.568">
            <text:p>4908323.568</text:p>
          </table:table-cell>
          <table:table-cell table:formula="of:=[.N28]" office:value-type="float" office:value="1383157.004">
            <text:p>1383157.00</text:p>
          </table:table-cell>
          <table:table-cell table:formula="of:=[.P28]" office:value-type="string" office:string-value="SO">
            <text:p>SO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29]" office:value-type="float" office:value="1.03407133853031">
            <text:p>1.0340713385</text:p>
          </table:table-cell>
          <table:table-cell table:formula="of:=([.G29]-[.C29])/([.F29]-[.B29])" office:value-type="float" office:value="-0.967051268843082">
            <text:p>-0.9670512688</text:p>
          </table:table-cell>
          <table:table-cell table:formula="of:=[.M29]-[.N29]*[.H29]" office:value-type="float" office:value="3478070.29887169">
            <text:p>3478070.29887169</text:p>
          </table:table-cell>
          <table:table-cell table:formula="of:=[.C29]-[.B29]*[.I29]" office:value-type="float" office:value="6245908.31920836">
            <text:p>6245908.31920836</text:p>
          </table:table-cell>
          <table:table-cell office:value-type="string">
            <text:p>X_SEC15L/18</text:p>
          </table:table-cell>
          <table:table-cell office:value-type="float" office:value="4908338.187">
            <text:p>4908338.187</text:p>
          </table:table-cell>
          <table:table-cell office:value-type="float" office:value="1383142.376">
            <text:p>1383142.376</text:p>
          </table:table-cell>
          <table:table-cell office:value-type="float" office:value="6.6222">
            <text:p>6.6222</text:p>
          </table:table-cell>
          <table:table-cell office:value-type="string">
            <text:p>SO</text:p>
          </table:table-cell>
          <table:table-cell table:formula="of:=-(   [.J29]-[.K29]    )/(      [.H29]-[.I29])" office:value-type="float" office:value="1383142.64710129">
            <text:p>1383142.65</text:p>
          </table:table-cell>
          <table:table-cell table:formula="of:=[.H29]*[.Q29]+[.J29]" office:value-type="float" office:value="4908338.46733807">
            <text:p>4908338.47</text:p>
          </table:table-cell>
          <table:table-cell table:formula="of:=(([.N29]-[.B29])^2 +([.M29]-[.C29])^2)^0.5" office:value-type="float" office:value="378.108041391492">
            <text:p>378.11</text:p>
          </table:table-cell>
          <table:table-cell/>
          <table:table-cell table:formula="of:=[.R29]-[.M29]" office:value-type="float" office:value="0.280338074080646">
            <text:p>0.2803380741</text:p>
          </table:table-cell>
          <table:table-cell table:formula="of:=[.Q29]-[.N29]" office:value-type="float" office:value="0.271101289661601">
            <text:p>0.2711012897</text:p>
          </table:table-cell>
          <table:table-cell table:formula="of:=(([.Q29]-[.B29])^2 +([.R29]-[.C29])^2)^0.5" office:value-type="float" office:value="378.10784027825">
            <text:p>378.1078402783</text:p>
          </table:table-cell>
          <table:table-cell table:formula="of:=[.S29]-[.W29]" office:value-type="float" office:value="0.00020111324198524">
            <text:p>0.000</text:p>
          </table:table-cell>
          <table:table-cell table:number-columns-repeated="2"/>
          <table:table-cell table:formula="of:=[.L29]" office:value-type="string" office:string-value="X_SEC15L/18">
            <text:p>X_SEC15L/18</text:p>
          </table:table-cell>
          <table:table-cell table:formula="of:=[.S29]" office:value-type="float" office:value="378.108041391492">
            <text:p>378.1080413915</text:p>
          </table:table-cell>
          <table:table-cell table:formula="of:=[.O29]" office:value-type="float" office:value="6.6222">
            <text:p>6.6222</text:p>
          </table:table-cell>
          <table:table-cell table:formula="of:=[.M29]" office:value-type="float" office:value="4908338.187">
            <text:p>4908338.187</text:p>
          </table:table-cell>
          <table:table-cell table:formula="of:=[.N29]" office:value-type="float" office:value="1383142.376">
            <text:p>1383142.38</text:p>
          </table:table-cell>
          <table:table-cell table:formula="of:=[.P29]" office:value-type="string" office:string-value="SO">
            <text:p>SO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30]" office:value-type="float" office:value="1.03407133853031">
            <text:p>1.0340713385</text:p>
          </table:table-cell>
          <table:table-cell table:formula="of:=([.G30]-[.C30])/([.F30]-[.B30])" office:value-type="float" office:value="-0.967051268843082">
            <text:p>-0.9670512688</text:p>
          </table:table-cell>
          <table:table-cell table:formula="of:=[.M30]-[.N30]*[.H30]" office:value-type="float" office:value="3478101.85392959">
            <text:p>3478101.85392959</text:p>
          </table:table-cell>
          <table:table-cell table:formula="of:=[.C30]-[.B30]*[.I30]" office:value-type="float" office:value="6245908.31920836">
            <text:p>6245908.31920836</text:p>
          </table:table-cell>
          <table:table-cell office:value-type="string">
            <text:p>X_SEC15L/19</text:p>
          </table:table-cell>
          <table:table-cell office:value-type="float" office:value="4908352.987">
            <text:p>4908352.987</text:p>
          </table:table-cell>
          <table:table-cell office:value-type="float" office:value="1383126.173">
            <text:p>1383126.173</text:p>
          </table:table-cell>
          <table:table-cell office:value-type="float" office:value="6.4829">
            <text:p>6.4829</text:p>
          </table:table-cell>
          <table:table-cell office:value-type="string">
            <text:p>SO</text:p>
          </table:table-cell>
          <table:table-cell table:formula="of:=-(   [.J30]-[.K30]    )/(      [.H30]-[.I30])" office:value-type="float" office:value="1383126.87842336">
            <text:p>1383126.88</text:p>
          </table:table-cell>
          <table:table-cell table:formula="of:=[.H30]*[.Q30]+[.J30]" office:value-type="float" office:value="4908353.71645808">
            <text:p>4908353.72</text:p>
          </table:table-cell>
          <table:table-cell table:formula="of:=(([.N30]-[.B30])^2 +([.M30]-[.C30])^2)^0.5" office:value-type="float" office:value="400.045099229812">
            <text:p>400.05</text:p>
          </table:table-cell>
          <table:table-cell/>
          <table:table-cell table:formula="of:=[.R30]-[.M30]" office:value-type="float" office:value="0.72945807594806">
            <text:p>0.7294580759</text:p>
          </table:table-cell>
          <table:table-cell table:formula="of:=[.Q30]-[.N30]" office:value-type="float" office:value="0.705423357896507">
            <text:p>0.7054233579</text:p>
          </table:table-cell>
          <table:table-cell table:formula="of:=(([.Q30]-[.B30])^2 +([.R30]-[.C30])^2)^0.5" office:value-type="float" office:value="400.043812208866">
            <text:p>400.0438122089</text:p>
          </table:table-cell>
          <table:table-cell table:formula="of:=[.S30]-[.W30]" office:value-type="float" office:value="0.00128702094616528">
            <text:p>0.001</text:p>
          </table:table-cell>
          <table:table-cell table:number-columns-repeated="2"/>
          <table:table-cell table:formula="of:=[.L30]" office:value-type="string" office:string-value="X_SEC15L/19">
            <text:p>X_SEC15L/19</text:p>
          </table:table-cell>
          <table:table-cell table:formula="of:=[.S30]" office:value-type="float" office:value="400.045099229812">
            <text:p>400.0450992298</text:p>
          </table:table-cell>
          <table:table-cell table:formula="of:=[.O30]" office:value-type="float" office:value="6.4829">
            <text:p>6.4829</text:p>
          </table:table-cell>
          <table:table-cell table:formula="of:=[.M30]" office:value-type="float" office:value="4908352.987">
            <text:p>4908352.987</text:p>
          </table:table-cell>
          <table:table-cell table:formula="of:=[.N30]" office:value-type="float" office:value="1383126.173">
            <text:p>1383126.17</text:p>
          </table:table-cell>
          <table:table-cell table:formula="of:=[.P30]" office:value-type="string" office:string-value="SO">
            <text:p>SO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31]" office:value-type="float" office:value="1.03407133853031">
            <text:p>1.0340713385</text:p>
          </table:table-cell>
          <table:table-cell table:formula="of:=([.G31]-[.C31])/([.F31]-[.B31])" office:value-type="float" office:value="-0.967051268843082">
            <text:p>-0.9670512688</text:p>
          </table:table-cell>
          <table:table-cell table:formula="of:=[.M31]-[.N31]*[.H31]" office:value-type="float" office:value="3478131.89069966">
            <text:p>3478131.89069966</text:p>
          </table:table-cell>
          <table:table-cell table:formula="of:=[.C31]-[.B31]*[.I31]" office:value-type="float" office:value="6245908.31920836">
            <text:p>6245908.31920836</text:p>
          </table:table-cell>
          <table:table-cell office:value-type="string">
            <text:p>X_SEC15L/20</text:p>
          </table:table-cell>
          <table:table-cell office:value-type="float" office:value="4908366.672">
            <text:p>4908366.672</text:p>
          </table:table-cell>
          <table:table-cell office:value-type="float" office:value="1383110.36">
            <text:p>1383110.36</text:p>
          </table:table-cell>
          <table:table-cell office:value-type="float" office:value="6.6202">
            <text:p>6.6202</text:p>
          </table:table-cell>
          <table:table-cell office:value-type="string">
            <text:p>SO</text:p>
          </table:table-cell>
          <table:table-cell table:formula="of:=-(   [.J31]-[.K31]    )/(      [.H31]-[.I31])" office:value-type="float" office:value="1383111.86846347">
            <text:p>1383111.87</text:p>
          </table:table-cell>
          <table:table-cell table:formula="of:=[.H31]*[.Q31]+[.J31]" office:value-type="float" office:value="4908368.23185883">
            <text:p>4908368.23</text:p>
          </table:table-cell>
          <table:table-cell table:formula="of:=(([.N31]-[.B31])^2 +([.M31]-[.C31])^2)^0.5" office:value-type="float" office:value="420.929916736732">
            <text:p>420.93</text:p>
          </table:table-cell>
          <table:table-cell/>
          <table:table-cell table:formula="of:=[.R31]-[.M31]" office:value-type="float" office:value="1.55985883437097">
            <text:p>1.5598588344</text:p>
          </table:table-cell>
          <table:table-cell table:formula="of:=[.Q31]-[.N31]" office:value-type="float" office:value="1.50846346537583">
            <text:p>1.5084634654</text:p>
          </table:table-cell>
          <table:table-cell table:formula="of:=(([.Q31]-[.B31])^2 +([.R31]-[.C31])^2)^0.5" office:value-type="float" office:value="420.924323581036">
            <text:p>420.924323581</text:p>
          </table:table-cell>
          <table:table-cell table:formula="of:=[.S31]-[.W31]" office:value-type="float" office:value="0.00559315569563523">
            <text:p>0.006</text:p>
          </table:table-cell>
          <table:table-cell table:number-columns-repeated="2"/>
          <table:table-cell table:formula="of:=[.L31]" office:value-type="string" office:string-value="X_SEC15L/20">
            <text:p>X_SEC15L/20</text:p>
          </table:table-cell>
          <table:table-cell table:formula="of:=[.S31]" office:value-type="float" office:value="420.929916736732">
            <text:p>420.9299167367</text:p>
          </table:table-cell>
          <table:table-cell table:formula="of:=[.O31]" office:value-type="float" office:value="6.6202">
            <text:p>6.6202</text:p>
          </table:table-cell>
          <table:table-cell table:formula="of:=[.M31]" office:value-type="float" office:value="4908366.672">
            <text:p>4908366.672</text:p>
          </table:table-cell>
          <table:table-cell table:formula="of:=[.N31]" office:value-type="float" office:value="1383110.36">
            <text:p>1383110.36</text:p>
          </table:table-cell>
          <table:table-cell table:formula="of:=[.P31]" office:value-type="string" office:string-value="SO">
            <text:p>SO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32]" office:value-type="float" office:value="1.03407133853031">
            <text:p>1.0340713385</text:p>
          </table:table-cell>
          <table:table-cell table:formula="of:=([.G32]-[.C32])/([.F32]-[.B32])" office:value-type="float" office:value="-0.967051268843082">
            <text:p>-0.9670512688</text:p>
          </table:table-cell>
          <table:table-cell table:formula="of:=[.M32]-[.N32]*[.H32]" office:value-type="float" office:value="3478164.64825522">
            <text:p>3478164.64825522</text:p>
          </table:table-cell>
          <table:table-cell table:formula="of:=[.C32]-[.B32]*[.I32]" office:value-type="float" office:value="6245908.31920836">
            <text:p>6245908.31920836</text:p>
          </table:table-cell>
          <table:table-cell office:value-type="string">
            <text:p>X_SEC15L/21</text:p>
          </table:table-cell>
          <table:table-cell office:value-type="float" office:value="4908383.752">
            <text:p>4908383.752</text:p>
          </table:table-cell>
          <table:table-cell office:value-type="float" office:value="1383095.199">
            <text:p>1383095.199</text:p>
          </table:table-cell>
          <table:table-cell office:value-type="float" office:value="6.659">
            <text:p>6.659</text:p>
          </table:table-cell>
          <table:table-cell office:value-type="string">
            <text:p>SO</text:p>
          </table:table-cell>
          <table:table-cell table:formula="of:=-(   [.J32]-[.K32]    )/(      [.H32]-[.I32])" office:value-type="float" office:value="1383095.49887399">
            <text:p>1383095.50</text:p>
          </table:table-cell>
          <table:table-cell table:formula="of:=[.H32]*[.Q32]+[.J32]" office:value-type="float" office:value="4908384.0620911">
            <text:p>4908384.06</text:p>
          </table:table-cell>
          <table:table-cell table:formula="of:=(([.N32]-[.B32])^2 +([.M32]-[.C32])^2)^0.5" office:value-type="float" office:value="443.696439500126">
            <text:p>443.70</text:p>
          </table:table-cell>
          <table:table-cell/>
          <table:table-cell table:formula="of:=[.R32]-[.M32]" office:value-type="float" office:value="0.31009110249579">
            <text:p>0.3100911025</text:p>
          </table:table-cell>
          <table:table-cell table:formula="of:=[.Q32]-[.N32]" office:value-type="float" office:value="0.299873994663358">
            <text:p>0.2998739947</text:p>
          </table:table-cell>
          <table:table-cell table:formula="of:=(([.Q32]-[.B32])^2 +([.R32]-[.C32])^2)^0.5" office:value-type="float" office:value="443.696229805756">
            <text:p>443.6962298058</text:p>
          </table:table-cell>
          <table:table-cell table:formula="of:=[.S32]-[.W32]" office:value-type="float" office:value="0.000209694370710167">
            <text:p>0.000</text:p>
          </table:table-cell>
          <table:table-cell table:number-columns-repeated="2"/>
          <table:table-cell table:formula="of:=[.L32]" office:value-type="string" office:string-value="X_SEC15L/21">
            <text:p>X_SEC15L/21</text:p>
          </table:table-cell>
          <table:table-cell table:formula="of:=[.S32]" office:value-type="float" office:value="443.696439500126">
            <text:p>443.6964395001</text:p>
          </table:table-cell>
          <table:table-cell table:formula="of:=[.O32]" office:value-type="float" office:value="6.659">
            <text:p>6.659</text:p>
          </table:table-cell>
          <table:table-cell table:formula="of:=[.M32]" office:value-type="float" office:value="4908383.752">
            <text:p>4908383.752</text:p>
          </table:table-cell>
          <table:table-cell table:formula="of:=[.N32]" office:value-type="float" office:value="1383095.199">
            <text:p>1383095.20</text:p>
          </table:table-cell>
          <table:table-cell table:formula="of:=[.P32]" office:value-type="string" office:string-value="SO">
            <text:p>SO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33]" office:value-type="float" office:value="1.03407133853031">
            <text:p>1.0340713385</text:p>
          </table:table-cell>
          <table:table-cell table:formula="of:=([.G33]-[.C33])/([.F33]-[.B33])" office:value-type="float" office:value="-0.967051268843082">
            <text:p>-0.9670512688</text:p>
          </table:table-cell>
          <table:table-cell table:formula="of:=[.M33]-[.N33]*[.H33]" office:value-type="float" office:value="3478195.43059947">
            <text:p>3478195.43059947</text:p>
          </table:table-cell>
          <table:table-cell table:formula="of:=[.C33]-[.B33]*[.I33]" office:value-type="float" office:value="6245908.31920836">
            <text:p>6245908.31920836</text:p>
          </table:table-cell>
          <table:table-cell office:value-type="string">
            <text:p>X_SEC15L/22</text:p>
          </table:table-cell>
          <table:table-cell office:value-type="float" office:value="4908398.499">
            <text:p>4908398.499</text:p>
          </table:table-cell>
          <table:table-cell office:value-type="float" office:value="1383079.692">
            <text:p>1383079.692</text:p>
          </table:table-cell>
          <table:table-cell office:value-type="float" office:value="6.7246">
            <text:p>6.7246</text:p>
          </table:table-cell>
          <table:table-cell office:value-type="string">
            <text:p>SO</text:p>
          </table:table-cell>
          <table:table-cell table:formula="of:=-(   [.J33]-[.K33]    )/(      [.H33]-[.I33])" office:value-type="float" office:value="1383080.11633615">
            <text:p>1383080.12</text:p>
          </table:table-cell>
          <table:table-cell table:formula="of:=[.H33]*[.Q33]+[.J33]" office:value-type="float" office:value="4908398.93779385">
            <text:p>4908398.94</text:p>
          </table:table-cell>
          <table:table-cell table:formula="of:=(([.N33]-[.B33])^2 +([.M33]-[.C33])^2)^0.5" office:value-type="float" office:value="465.095438813116">
            <text:p>465.10</text:p>
          </table:table-cell>
          <table:table-cell/>
          <table:table-cell table:formula="of:=[.R33]-[.M33]" office:value-type="float" office:value="0.438793847337365">
            <text:p>0.4387938473</text:p>
          </table:table-cell>
          <table:table-cell table:formula="of:=[.Q33]-[.N33]" office:value-type="float" office:value="0.424336146563292">
            <text:p>0.4243361466</text:p>
          </table:table-cell>
          <table:table-cell table:formula="of:=(([.Q33]-[.B33])^2 +([.R33]-[.C33])^2)^0.5" office:value-type="float" office:value="465.09503824889">
            <text:p>465.0950382489</text:p>
          </table:table-cell>
          <table:table-cell table:formula="of:=[.S33]-[.W33]" office:value-type="float" office:value="0.000400564225515154">
            <text:p>0.000</text:p>
          </table:table-cell>
          <table:table-cell table:number-columns-repeated="2"/>
          <table:table-cell table:formula="of:=[.L33]" office:value-type="string" office:string-value="X_SEC15L/22">
            <text:p>X_SEC15L/22</text:p>
          </table:table-cell>
          <table:table-cell table:formula="of:=[.S33]" office:value-type="float" office:value="465.095438813116">
            <text:p>465.0954388131</text:p>
          </table:table-cell>
          <table:table-cell table:formula="of:=[.O33]" office:value-type="float" office:value="6.7246">
            <text:p>6.7246</text:p>
          </table:table-cell>
          <table:table-cell table:formula="of:=[.M33]" office:value-type="float" office:value="4908398.499">
            <text:p>4908398.499</text:p>
          </table:table-cell>
          <table:table-cell table:formula="of:=[.N33]" office:value-type="float" office:value="1383079.692">
            <text:p>1383079.69</text:p>
          </table:table-cell>
          <table:table-cell table:formula="of:=[.P33]" office:value-type="string" office:string-value="SO">
            <text:p>SO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34]" office:value-type="float" office:value="1.03407133853031">
            <text:p>1.0340713385</text:p>
          </table:table-cell>
          <table:table-cell table:formula="of:=([.G34]-[.C34])/([.F34]-[.B34])" office:value-type="float" office:value="-0.967051268843082">
            <text:p>-0.9670512688</text:p>
          </table:table-cell>
          <table:table-cell table:formula="of:=[.M34]-[.N34]*[.H34]" office:value-type="float" office:value="3478221.97005332">
            <text:p>3478221.97005332</text:p>
          </table:table-cell>
          <table:table-cell table:formula="of:=[.C34]-[.B34]*[.I34]" office:value-type="float" office:value="6245908.31920836">
            <text:p>6245908.31920836</text:p>
          </table:table-cell>
          <table:table-cell office:value-type="string">
            <text:p>X_SEC15L/23</text:p>
          </table:table-cell>
          <table:table-cell office:value-type="float" office:value="4908411.792">
            <text:p>4908411.792</text:p>
          </table:table-cell>
          <table:table-cell office:value-type="float" office:value="1383066.882">
            <text:p>1383066.882</text:p>
          </table:table-cell>
          <table:table-cell office:value-type="float" office:value="5.9842">
            <text:p>5.9842</text:p>
          </table:table-cell>
          <table:table-cell office:value-type="string">
            <text:p>D</text:p>
          </table:table-cell>
          <table:table-cell table:formula="of:=-(   [.J34]-[.K34]    )/(      [.H34]-[.I34])" office:value-type="float" office:value="1383066.85405339">
            <text:p>1383066.85</text:p>
          </table:table-cell>
          <table:table-cell table:formula="of:=[.H34]*[.Q34]+[.J34]" office:value-type="float" office:value="4908411.76310121">
            <text:p>4908411.76</text:p>
          </table:table-cell>
          <table:table-cell table:formula="of:=(([.N34]-[.B34])^2 +([.M34]-[.C34])^2)^0.5" office:value-type="float" office:value="483.544339443809">
            <text:p>483.54</text:p>
          </table:table-cell>
          <table:table-cell/>
          <table:table-cell table:formula="of:=[.R34]-[.M34]" office:value-type="float" office:value="-0.0288987867534161">
            <text:p>-0.0288987868</text:p>
          </table:table-cell>
          <table:table-cell table:formula="of:=[.Q34]-[.N34]" office:value-type="float" office:value="-0.0279466088395566">
            <text:p>-0.0279466088</text:p>
          </table:table-cell>
          <table:table-cell table:formula="of:=(([.Q34]-[.B34])^2 +([.R34]-[.C34])^2)^0.5" office:value-type="float" office:value="483.544337772974">
            <text:p>483.544337773</text:p>
          </table:table-cell>
          <table:table-cell table:formula="of:=[.S34]-[.W34]" office:value-type="float" office:value="0.00000167083521773748">
            <text:p>0.000</text:p>
          </table:table-cell>
          <table:table-cell table:number-columns-repeated="2"/>
          <table:table-cell table:formula="of:=[.L34]" office:value-type="string" office:string-value="X_SEC15L/23">
            <text:p>X_SEC15L/23</text:p>
          </table:table-cell>
          <table:table-cell table:formula="of:=[.S34]" office:value-type="float" office:value="483.544339443809">
            <text:p>483.5443394438</text:p>
          </table:table-cell>
          <table:table-cell table:formula="of:=[.O34]" office:value-type="float" office:value="5.9842">
            <text:p>5.9842</text:p>
          </table:table-cell>
          <table:table-cell table:formula="of:=[.M34]" office:value-type="float" office:value="4908411.792">
            <text:p>4908411.792</text:p>
          </table:table-cell>
          <table:table-cell table:formula="of:=[.N34]" office:value-type="float" office:value="1383066.882">
            <text:p>1383066.88</text:p>
          </table:table-cell>
          <table:table-cell table:formula="of:=[.P34]" office:value-type="string" office:string-value="D">
            <text:p>D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35]" office:value-type="float" office:value="1.03407133853031">
            <text:p>1.0340713385</text:p>
          </table:table-cell>
          <table:table-cell table:formula="of:=([.G35]-[.C35])/([.F35]-[.B35])" office:value-type="float" office:value="-0.967051268843082">
            <text:p>-0.9670512688</text:p>
          </table:table-cell>
          <table:table-cell table:formula="of:=[.M35]-[.N35]*[.H35]" office:value-type="float" office:value="3478224.1380308">
            <text:p>3478224.1380308</text:p>
          </table:table-cell>
          <table:table-cell table:formula="of:=[.C35]-[.B35]*[.I35]" office:value-type="float" office:value="6245908.31920836">
            <text:p>6245908.31920836</text:p>
          </table:table-cell>
          <table:table-cell office:value-type="string">
            <text:p>X_SEC15L/24</text:p>
          </table:table-cell>
          <table:table-cell office:value-type="float" office:value="4908412.17">
            <text:p>4908412.17</text:p>
          </table:table-cell>
          <table:table-cell office:value-type="float" office:value="1383065.151">
            <text:p>1383065.151</text:p>
          </table:table-cell>
          <table:table-cell office:value-type="float" office:value="6.7598">
            <text:p>6.7598</text:p>
          </table:table-cell>
          <table:table-cell office:value-type="string">
            <text:p>SO-F</text:p>
          </table:table-cell>
          <table:table-cell table:formula="of:=-(   [.J35]-[.K35]    )/(      [.H35]-[.I35])" office:value-type="float" office:value="1383065.77067275">
            <text:p>1383065.77</text:p>
          </table:table-cell>
          <table:table-cell table:formula="of:=[.H35]*[.Q35]+[.J35]" office:value-type="float" office:value="4908412.81078583">
            <text:p>4908412.81</text:p>
          </table:table-cell>
          <table:table-cell table:formula="of:=(([.N35]-[.B35])^2 +([.M35]-[.C35])^2)^0.5" office:value-type="float" office:value="485.052258937934">
            <text:p>485.05</text:p>
          </table:table-cell>
          <table:table-cell/>
          <table:table-cell table:formula="of:=[.R35]-[.M35]" office:value-type="float" office:value="0.640785833820701">
            <text:p>0.6407858338</text:p>
          </table:table-cell>
          <table:table-cell table:formula="of:=[.Q35]-[.N35]" office:value-type="float" office:value="0.619672753615305">
            <text:p>0.6196727536</text:p>
          </table:table-cell>
          <table:table-cell table:formula="of:=(([.Q35]-[.B35])^2 +([.R35]-[.C35])^2)^0.5" office:value-type="float" office:value="485.051439849439">
            <text:p>485.0514398494</text:p>
          </table:table-cell>
          <table:table-cell table:formula="of:=[.S35]-[.W35]" office:value-type="float" office:value="0.000819088495518372">
            <text:p>0.001</text:p>
          </table:table-cell>
          <table:table-cell table:number-columns-repeated="2"/>
          <table:table-cell table:formula="of:=[.L35]" office:value-type="string" office:string-value="X_SEC15L/24">
            <text:p>X_SEC15L/24</text:p>
          </table:table-cell>
          <table:table-cell table:formula="of:=[.S35]" office:value-type="float" office:value="485.052258937934">
            <text:p>485.0522589379</text:p>
          </table:table-cell>
          <table:table-cell table:formula="of:=[.O35]" office:value-type="float" office:value="6.7598">
            <text:p>6.7598</text:p>
          </table:table-cell>
          <table:table-cell table:formula="of:=[.M35]" office:value-type="float" office:value="4908412.17">
            <text:p>4908412.17</text:p>
          </table:table-cell>
          <table:table-cell table:formula="of:=[.N35]" office:value-type="float" office:value="1383065.151">
            <text:p>1383065.15</text:p>
          </table:table-cell>
          <table:table-cell table:formula="of:=[.P35]" office:value-type="string" office:string-value="SO-F">
            <text:p>SO-F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36]" office:value-type="float" office:value="1.03407133853031">
            <text:p>1.0340713385</text:p>
          </table:table-cell>
          <table:table-cell table:formula="of:=([.G36]-[.C36])/([.F36]-[.B36])" office:value-type="float" office:value="-0.967051268843082">
            <text:p>-0.9670512688</text:p>
          </table:table-cell>
          <table:table-cell table:formula="of:=[.M36]-[.N36]*[.H36]" office:value-type="float" office:value="3478259.00652794">
            <text:p>3478259.00652794</text:p>
          </table:table-cell>
          <table:table-cell table:formula="of:=[.C36]-[.B36]*[.I36]" office:value-type="float" office:value="6245908.31920836">
            <text:p>6245908.31920836</text:p>
          </table:table-cell>
          <table:table-cell office:value-type="string">
            <text:p>X_SEC15L/25</text:p>
          </table:table-cell>
          <table:table-cell office:value-type="float" office:value="4908428.874">
            <text:p>4908428.874</text:p>
          </table:table-cell>
          <table:table-cell office:value-type="float" office:value="1383047.585">
            <text:p>1383047.585</text:p>
          </table:table-cell>
          <table:table-cell office:value-type="float" office:value="6.7862">
            <text:p>6.7862</text:p>
          </table:table-cell>
          <table:table-cell office:value-type="string">
            <text:p>SO-F</text:p>
          </table:table-cell>
          <table:table-cell table:formula="of:=-(   [.J36]-[.K36]    )/(      [.H36]-[.I36])" office:value-type="float" office:value="1383048.34620461">
            <text:p>1383048.35</text:p>
          </table:table-cell>
          <table:table-cell table:formula="of:=[.H36]*[.Q36]+[.J36]" office:value-type="float" office:value="4908429.66113987">
            <text:p>4908429.66</text:p>
          </table:table-cell>
          <table:table-cell table:formula="of:=(([.N36]-[.B36])^2 +([.M36]-[.C36])^2)^0.5" office:value-type="float" office:value="509.291975924222">
            <text:p>509.29</text:p>
          </table:table-cell>
          <table:table-cell/>
          <table:table-cell table:formula="of:=[.R36]-[.M36]" office:value-type="float" office:value="0.78713986556977">
            <text:p>0.7871398656</text:p>
          </table:table-cell>
          <table:table-cell table:formula="of:=[.Q36]-[.N36]" office:value-type="float" office:value="0.761204605456442">
            <text:p>0.7612046055</text:p>
          </table:table-cell>
          <table:table-cell table:formula="of:=(([.Q36]-[.B36])^2 +([.R36]-[.C36])^2)^0.5" office:value-type="float" office:value="509.290798777476">
            <text:p>509.2907987775</text:p>
          </table:table-cell>
          <table:table-cell table:formula="of:=[.S36]-[.W36]" office:value-type="float" office:value="0.00117714674587432">
            <text:p>0.001</text:p>
          </table:table-cell>
          <table:table-cell table:number-columns-repeated="2"/>
          <table:table-cell table:formula="of:=[.L36]" office:value-type="string" office:string-value="X_SEC15L/25">
            <text:p>X_SEC15L/25</text:p>
          </table:table-cell>
          <table:table-cell table:formula="of:=[.S36]" office:value-type="float" office:value="509.291975924222">
            <text:p>509.2919759242</text:p>
          </table:table-cell>
          <table:table-cell table:formula="of:=[.O36]" office:value-type="float" office:value="6.7862">
            <text:p>6.7862</text:p>
          </table:table-cell>
          <table:table-cell table:formula="of:=[.M36]" office:value-type="float" office:value="4908428.874">
            <text:p>4908428.874</text:p>
          </table:table-cell>
          <table:table-cell table:formula="of:=[.N36]" office:value-type="float" office:value="1383047.585">
            <text:p>1383047.59</text:p>
          </table:table-cell>
          <table:table-cell table:formula="of:=[.P36]" office:value-type="string" office:string-value="SO-F">
            <text:p>SO-F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37]" office:value-type="float" office:value="1.03407133853031">
            <text:p>1.0340713385</text:p>
          </table:table-cell>
          <table:table-cell table:formula="of:=([.G37]-[.C37])/([.F37]-[.B37])" office:value-type="float" office:value="-0.967051268843082">
            <text:p>-0.9670512688</text:p>
          </table:table-cell>
          <table:table-cell table:formula="of:=[.M37]-[.N37]*[.H37]" office:value-type="float" office:value="3478290.85946148">
            <text:p>3478290.85946148</text:p>
          </table:table-cell>
          <table:table-cell table:formula="of:=[.C37]-[.B37]*[.I37]" office:value-type="float" office:value="6245908.31920836">
            <text:p>6245908.31920836</text:p>
          </table:table-cell>
          <table:table-cell office:value-type="string">
            <text:p>X_SEC15L/26</text:p>
          </table:table-cell>
          <table:table-cell office:value-type="float" office:value="4908444.006">
            <text:p>4908444.006</text:p>
          </table:table-cell>
          <table:table-cell office:value-type="float" office:value="1383031.415">
            <text:p>1383031.415</text:p>
          </table:table-cell>
          <table:table-cell office:value-type="float" office:value="6.7897">
            <text:p>6.7897</text:p>
          </table:table-cell>
          <table:table-cell office:value-type="string">
            <text:p>SO-F</text:p>
          </table:table-cell>
          <table:table-cell table:formula="of:=-(   [.J37]-[.K37]    )/(      [.H37]-[.I37])" office:value-type="float" office:value="1383032.4286724">
            <text:p>1383032.43</text:p>
          </table:table-cell>
          <table:table-cell table:formula="of:=[.H37]*[.Q37]+[.J37]" office:value-type="float" office:value="4908445.05420958">
            <text:p>4908445.05</text:p>
          </table:table-cell>
          <table:table-cell table:formula="of:=(([.N37]-[.B37])^2 +([.M37]-[.C37])^2)^0.5" office:value-type="float" office:value="531.435843936869">
            <text:p>531.44</text:p>
          </table:table-cell>
          <table:table-cell/>
          <table:table-cell table:formula="of:=[.R37]-[.M37]" office:value-type="float" office:value="1.04820957873017">
            <text:p>1.0482095787</text:p>
          </table:table-cell>
          <table:table-cell table:formula="of:=[.Q37]-[.N37]" office:value-type="float" office:value="1.0136724030599">
            <text:p>1.0136724031</text:p>
          </table:table-cell>
          <table:table-cell table:formula="of:=(([.Q37]-[.B37])^2 +([.R37]-[.C37])^2)^0.5" office:value-type="float" office:value="531.433843432917">
            <text:p>531.4338434329</text:p>
          </table:table-cell>
          <table:table-cell table:formula="of:=[.S37]-[.W37]" office:value-type="float" office:value="0.00200050395221751">
            <text:p>0.002</text:p>
          </table:table-cell>
          <table:table-cell table:number-columns-repeated="2"/>
          <table:table-cell table:formula="of:=[.L37]" office:value-type="string" office:string-value="X_SEC15L/26">
            <text:p>X_SEC15L/26</text:p>
          </table:table-cell>
          <table:table-cell table:formula="of:=[.S37]" office:value-type="float" office:value="531.435843936869">
            <text:p>531.4358439369</text:p>
          </table:table-cell>
          <table:table-cell table:formula="of:=[.O37]" office:value-type="float" office:value="6.7897">
            <text:p>6.7897</text:p>
          </table:table-cell>
          <table:table-cell table:formula="of:=[.M37]" office:value-type="float" office:value="4908444.006">
            <text:p>4908444.006</text:p>
          </table:table-cell>
          <table:table-cell table:formula="of:=[.N37]" office:value-type="float" office:value="1383031.415">
            <text:p>1383031.42</text:p>
          </table:table-cell>
          <table:table-cell table:formula="of:=[.P37]" office:value-type="string" office:string-value="SO-F">
            <text:p>SO-F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38]" office:value-type="float" office:value="1.03407133853031">
            <text:p>1.0340713385</text:p>
          </table:table-cell>
          <table:table-cell table:formula="of:=([.G38]-[.C38])/([.F38]-[.B38])" office:value-type="float" office:value="-0.967051268843082">
            <text:p>-0.9670512688</text:p>
          </table:table-cell>
          <table:table-cell table:formula="of:=[.M38]-[.N38]*[.H38]" office:value-type="float" office:value="3478323.19318039">
            <text:p>3478323.19318039</text:p>
          </table:table-cell>
          <table:table-cell table:formula="of:=[.C38]-[.B38]*[.I38]" office:value-type="float" office:value="6245908.31920836">
            <text:p>6245908.31920836</text:p>
          </table:table-cell>
          <table:table-cell office:value-type="string">
            <text:p>X_SEC15L/27</text:p>
          </table:table-cell>
          <table:table-cell office:value-type="float" office:value="4908459.686">
            <text:p>4908459.686</text:p>
          </table:table-cell>
          <table:table-cell office:value-type="float" office:value="1383015.31">
            <text:p>1383015.31</text:p>
          </table:table-cell>
          <table:table-cell office:value-type="float" office:value="6.9958">
            <text:p>6.9958</text:p>
          </table:table-cell>
          <table:table-cell office:value-type="string">
            <text:p>SO-F</text:p>
          </table:table-cell>
          <table:table-cell table:formula="of:=-(   [.J38]-[.K38]    )/(      [.H38]-[.I38])" office:value-type="float" office:value="1383016.27088238">
            <text:p>1383016.27</text:p>
          </table:table-cell>
          <table:table-cell table:formula="of:=[.H38]*[.Q38]+[.J38]" office:value-type="float" office:value="4908460.67962093">
            <text:p>4908460.68</text:p>
          </table:table-cell>
          <table:table-cell table:formula="of:=(([.N38]-[.B38])^2 +([.M38]-[.C38])^2)^0.5" office:value-type="float" office:value="553.912837868598">
            <text:p>553.91</text:p>
          </table:table-cell>
          <table:table-cell/>
          <table:table-cell table:formula="of:=[.R38]-[.M38]" office:value-type="float" office:value="0.993620925582945">
            <text:p>0.9936209256</text:p>
          </table:table-cell>
          <table:table-cell table:formula="of:=[.Q38]-[.N38]" office:value-type="float" office:value="0.960882376646623">
            <text:p>0.9608823766</text:p>
          </table:table-cell>
          <table:table-cell table:formula="of:=(([.Q38]-[.B38])^2 +([.R38]-[.C38])^2)^0.5" office:value-type="float" office:value="553.9111132468">
            <text:p>553.9111132468</text:p>
          </table:table-cell>
          <table:table-cell table:formula="of:=[.S38]-[.W38]" office:value-type="float" office:value="0.00172462179818922">
            <text:p>0.002</text:p>
          </table:table-cell>
          <table:table-cell table:number-columns-repeated="2"/>
          <table:table-cell table:formula="of:=[.L38]" office:value-type="string" office:string-value="X_SEC15L/27">
            <text:p>X_SEC15L/27</text:p>
          </table:table-cell>
          <table:table-cell table:formula="of:=[.S38]" office:value-type="float" office:value="553.912837868598">
            <text:p>553.9128378686</text:p>
          </table:table-cell>
          <table:table-cell table:formula="of:=[.O38]" office:value-type="float" office:value="6.9958">
            <text:p>6.9958</text:p>
          </table:table-cell>
          <table:table-cell table:formula="of:=[.M38]" office:value-type="float" office:value="4908459.686">
            <text:p>4908459.686</text:p>
          </table:table-cell>
          <table:table-cell table:formula="of:=[.N38]" office:value-type="float" office:value="1383015.31">
            <text:p>1383015.31</text:p>
          </table:table-cell>
          <table:table-cell table:formula="of:=[.P38]" office:value-type="string" office:string-value="SO-F">
            <text:p>SO-F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39]" office:value-type="float" office:value="1.03407133853031">
            <text:p>1.0340713385</text:p>
          </table:table-cell>
          <table:table-cell table:formula="of:=([.G39]-[.C39])/([.F39]-[.B39])" office:value-type="float" office:value="-0.967051268843082">
            <text:p>-0.9670512688</text:p>
          </table:table-cell>
          <table:table-cell table:formula="of:=[.M39]-[.N39]*[.H39]" office:value-type="float" office:value="3478354.45386375">
            <text:p>3478354.45386375</text:p>
          </table:table-cell>
          <table:table-cell table:formula="of:=[.C39]-[.B39]*[.I39]" office:value-type="float" office:value="6245908.31920836">
            <text:p>6245908.31920836</text:p>
          </table:table-cell>
          <table:table-cell office:value-type="string">
            <text:p>X_SEC15L/28</text:p>
          </table:table-cell>
          <table:table-cell office:value-type="float" office:value="4908475.417">
            <text:p>4908475.417</text:p>
          </table:table-cell>
          <table:table-cell office:value-type="float" office:value="1383000.292">
            <text:p>1383000.292</text:p>
          </table:table-cell>
          <table:table-cell office:value-type="float" office:value="7.2695">
            <text:p>7.2695</text:p>
          </table:table-cell>
          <table:table-cell office:value-type="string">
            <text:p>SO-F</text:p>
          </table:table-cell>
          <table:table-cell table:formula="of:=-(   [.J39]-[.K39]    )/(      [.H39]-[.I39])" office:value-type="float" office:value="1383000.64930914">
            <text:p>1383000.65</text:p>
          </table:table-cell>
          <table:table-cell table:formula="of:=[.H39]*[.Q39]+[.J39]" office:value-type="float" office:value="4908475.78648314">
            <text:p>4908475.79</text:p>
          </table:table-cell>
          <table:table-cell table:formula="of:=(([.N39]-[.B39])^2 +([.M39]-[.C39])^2)^0.5" office:value-type="float" office:value="575.642675774866">
            <text:p>575.64</text:p>
          </table:table-cell>
          <table:table-cell/>
          <table:table-cell table:formula="of:=[.R39]-[.M39]" office:value-type="float" office:value="0.369483142159879">
            <text:p>0.3694831422</text:p>
          </table:table-cell>
          <table:table-cell table:formula="of:=[.Q39]-[.N39]" office:value-type="float" office:value="0.357309141894802">
            <text:p>0.3573091419</text:p>
          </table:table-cell>
          <table:table-cell table:formula="of:=(([.Q39]-[.B39])^2 +([.R39]-[.C39])^2)^0.5" office:value-type="float" office:value="575.642446302613">
            <text:p>575.6424463026</text:p>
          </table:table-cell>
          <table:table-cell table:formula="of:=[.S39]-[.W39]" office:value-type="float" office:value="0.000229472252385676">
            <text:p>0.000</text:p>
          </table:table-cell>
          <table:table-cell table:number-columns-repeated="2"/>
          <table:table-cell table:formula="of:=[.L39]" office:value-type="string" office:string-value="X_SEC15L/28">
            <text:p>X_SEC15L/28</text:p>
          </table:table-cell>
          <table:table-cell table:formula="of:=[.S39]" office:value-type="float" office:value="575.642675774866">
            <text:p>575.6426757749</text:p>
          </table:table-cell>
          <table:table-cell table:formula="of:=[.O39]" office:value-type="float" office:value="7.2695">
            <text:p>7.2695</text:p>
          </table:table-cell>
          <table:table-cell table:formula="of:=[.M39]" office:value-type="float" office:value="4908475.417">
            <text:p>4908475.417</text:p>
          </table:table-cell>
          <table:table-cell table:formula="of:=[.N39]" office:value-type="float" office:value="1383000.292">
            <text:p>1383000.29</text:p>
          </table:table-cell>
          <table:table-cell table:formula="of:=[.P39]" office:value-type="string" office:string-value="SO-F">
            <text:p>SO-F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40]" office:value-type="float" office:value="1.03407133853031">
            <text:p>1.0340713385</text:p>
          </table:table-cell>
          <table:table-cell table:formula="of:=([.G40]-[.C40])/([.F40]-[.B40])" office:value-type="float" office:value="-0.967051268843082">
            <text:p>-0.9670512688</text:p>
          </table:table-cell>
          <table:table-cell table:formula="of:=[.M40]-[.N40]*[.H40]" office:value-type="float" office:value="3478386.17301365">
            <text:p>3478386.17301365</text:p>
          </table:table-cell>
          <table:table-cell table:formula="of:=[.C40]-[.B40]*[.I40]" office:value-type="float" office:value="6245908.31920836">
            <text:p>6245908.31920836</text:p>
          </table:table-cell>
          <table:table-cell office:value-type="string">
            <text:p>X_SEC15L/29</text:p>
          </table:table-cell>
          <table:table-cell office:value-type="float" office:value="4908490.439">
            <text:p>4908490.439</text:p>
          </table:table-cell>
          <table:table-cell office:value-type="float" office:value="1382984.145">
            <text:p>1382984.145</text:p>
          </table:table-cell>
          <table:table-cell office:value-type="float" office:value="8.0395">
            <text:p>8.0395</text:p>
          </table:table-cell>
          <table:table-cell office:value-type="string">
            <text:p>SO-F</text:p>
          </table:table-cell>
          <table:table-cell table:formula="of:=-(   [.J40]-[.K40]    )/(      [.H40]-[.I40])" office:value-type="float" office:value="1382984.79863123">
            <text:p>1382984.80</text:p>
          </table:table-cell>
          <table:table-cell table:formula="of:=[.H40]*[.Q40]+[.J40]" office:value-type="float" office:value="4908491.11490133">
            <text:p>4908491.11</text:p>
          </table:table-cell>
          <table:table-cell table:formula="of:=(([.N40]-[.B40])^2 +([.M40]-[.C40])^2)^0.5" office:value-type="float" office:value="597.693228827343">
            <text:p>597.69</text:p>
          </table:table-cell>
          <table:table-cell/>
          <table:table-cell table:formula="of:=[.R40]-[.M40]" office:value-type="float" office:value="0.675901325419545">
            <text:p>0.6759013254</text:p>
          </table:table-cell>
          <table:table-cell table:formula="of:=[.Q40]-[.N40]" office:value-type="float" office:value="0.653631234308705">
            <text:p>0.6536312343</text:p>
          </table:table-cell>
          <table:table-cell table:formula="of:=(([.Q40]-[.B40])^2 +([.R40]-[.C40])^2)^0.5" office:value-type="float" office:value="597.692489253218">
            <text:p>597.6924892532</text:p>
          </table:table-cell>
          <table:table-cell table:formula="of:=[.S40]-[.W40]" office:value-type="float" office:value="0.000739574125873332">
            <text:p>0.001</text:p>
          </table:table-cell>
          <table:table-cell table:number-columns-repeated="2"/>
          <table:table-cell table:formula="of:=[.L40]" office:value-type="string" office:string-value="X_SEC15L/29">
            <text:p>X_SEC15L/29</text:p>
          </table:table-cell>
          <table:table-cell table:formula="of:=[.S40]" office:value-type="float" office:value="597.693228827343">
            <text:p>597.6932288273</text:p>
          </table:table-cell>
          <table:table-cell table:formula="of:=[.O40]" office:value-type="float" office:value="8.0395">
            <text:p>8.0395</text:p>
          </table:table-cell>
          <table:table-cell table:formula="of:=[.M40]" office:value-type="float" office:value="4908490.439">
            <text:p>4908490.439</text:p>
          </table:table-cell>
          <table:table-cell table:formula="of:=[.N40]" office:value-type="float" office:value="1382984.145">
            <text:p>1382984.15</text:p>
          </table:table-cell>
          <table:table-cell table:formula="of:=[.P40]" office:value-type="string" office:string-value="SO-F">
            <text:p>SO-F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41]" office:value-type="float" office:value="1.03407133853031">
            <text:p>1.0340713385</text:p>
          </table:table-cell>
          <table:table-cell table:formula="of:=([.G41]-[.C41])/([.F41]-[.B41])" office:value-type="float" office:value="-0.967051268843082">
            <text:p>-0.9670512688</text:p>
          </table:table-cell>
          <table:table-cell table:formula="of:=[.M41]-[.N41]*[.H41]" office:value-type="float" office:value="3478421.69275261">
            <text:p>3478421.69275261</text:p>
          </table:table-cell>
          <table:table-cell table:formula="of:=[.C41]-[.B41]*[.I41]" office:value-type="float" office:value="6245908.31920836">
            <text:p>6245908.31920836</text:p>
          </table:table-cell>
          <table:table-cell office:value-type="string">
            <text:p>X_SEC15L/30</text:p>
          </table:table-cell>
          <table:table-cell office:value-type="float" office:value="4908507.362">
            <text:p>4908507.362</text:p>
          </table:table-cell>
          <table:table-cell office:value-type="float" office:value="1382966.161">
            <text:p>1382966.161</text:p>
          </table:table-cell>
          <table:table-cell office:value-type="float" office:value="8.6442">
            <text:p>8.6442</text:p>
          </table:table-cell>
          <table:table-cell office:value-type="string">
            <text:p>SO-F</text:p>
          </table:table-cell>
          <table:table-cell table:formula="of:=-(   [.J41]-[.K41]    )/(      [.H41]-[.I41])" office:value-type="float" office:value="1382967.04872485">
            <text:p>1382967.05</text:p>
          </table:table-cell>
          <table:table-cell table:formula="of:=[.H41]*[.Q41]+[.J41]" office:value-type="float" office:value="4908508.27997082">
            <text:p>4908508.28</text:p>
          </table:table-cell>
          <table:table-cell table:formula="of:=(([.N41]-[.B41])^2 +([.M41]-[.C41])^2)^0.5" office:value-type="float" office:value="622.385878763777">
            <text:p>622.39</text:p>
          </table:table-cell>
          <table:table-cell/>
          <table:table-cell table:formula="of:=[.R41]-[.M41]" office:value-type="float" office:value="0.917970820330083">
            <text:p>0.9179708203</text:p>
          </table:table-cell>
          <table:table-cell table:formula="of:=[.Q41]-[.N41]" office:value-type="float" office:value="0.887724846368656">
            <text:p>0.8877248464</text:p>
          </table:table-cell>
          <table:table-cell table:formula="of:=(([.Q41]-[.B41])^2 +([.R41]-[.C41])^2)^0.5" office:value-type="float" office:value="622.384568702424">
            <text:p>622.3845687024</text:p>
          </table:table-cell>
          <table:table-cell table:formula="of:=[.S41]-[.W41]" office:value-type="float" office:value="0.00131006135279677">
            <text:p>0.001</text:p>
          </table:table-cell>
          <table:table-cell table:number-columns-repeated="2"/>
          <table:table-cell table:formula="of:=[.L41]" office:value-type="string" office:string-value="X_SEC15L/30">
            <text:p>X_SEC15L/30</text:p>
          </table:table-cell>
          <table:table-cell table:formula="of:=[.S41]" office:value-type="float" office:value="622.385878763777">
            <text:p>622.3858787638</text:p>
          </table:table-cell>
          <table:table-cell table:formula="of:=[.O41]" office:value-type="float" office:value="8.6442">
            <text:p>8.6442</text:p>
          </table:table-cell>
          <table:table-cell table:formula="of:=[.M41]" office:value-type="float" office:value="4908507.362">
            <text:p>4908507.362</text:p>
          </table:table-cell>
          <table:table-cell table:formula="of:=[.N41]" office:value-type="float" office:value="1382966.161">
            <text:p>1382966.16</text:p>
          </table:table-cell>
          <table:table-cell table:formula="of:=[.P41]" office:value-type="string" office:string-value="SO-F">
            <text:p>SO-F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42]" office:value-type="float" office:value="1.03407133853031">
            <text:p>1.0340713385</text:p>
          </table:table-cell>
          <table:table-cell table:formula="of:=([.G42]-[.C42])/([.F42]-[.B42])" office:value-type="float" office:value="-0.967051268843082">
            <text:p>-0.9670512688</text:p>
          </table:table-cell>
          <table:table-cell table:formula="of:=[.M42]-[.N42]*[.H42]" office:value-type="float" office:value="3478448.01171236">
            <text:p>3478448.01171236</text:p>
          </table:table-cell>
          <table:table-cell table:formula="of:=[.C42]-[.B42]*[.I42]" office:value-type="float" office:value="6245908.31920836">
            <text:p>6245908.31920836</text:p>
          </table:table-cell>
          <table:table-cell office:value-type="string">
            <text:p>X_SEC15L/31</text:p>
          </table:table-cell>
          <table:table-cell office:value-type="float" office:value="4908520.146">
            <text:p>4908520.146</text:p>
          </table:table-cell>
          <table:table-cell office:value-type="float" office:value="1382953.072">
            <text:p>1382953.072</text:p>
          </table:table-cell>
          <table:table-cell office:value-type="float" office:value="8.8763">
            <text:p>8.8763</text:p>
          </table:table-cell>
          <table:table-cell office:value-type="string">
            <text:p>SO-F</text:p>
          </table:table-cell>
          <table:table-cell table:formula="of:=-(   [.J42]-[.K42]    )/(      [.H42]-[.I42])" office:value-type="float" office:value="1382953.89662729">
            <text:p>1382953.90</text:p>
          </table:table-cell>
          <table:table-cell table:formula="of:=[.H42]*[.Q42]+[.J42]" office:value-type="float" office:value="4908520.99872345">
            <text:p>4908521.00</text:p>
          </table:table-cell>
          <table:table-cell table:formula="of:=(([.N42]-[.B42])^2 +([.M42]-[.C42])^2)^0.5" office:value-type="float" office:value="640.681686611747">
            <text:p>640.68</text:p>
          </table:table-cell>
          <table:table-cell/>
          <table:table-cell table:formula="of:=[.R42]-[.M42]" office:value-type="float" office:value="0.852723447605968">
            <text:p>0.8527234476</text:p>
          </table:table-cell>
          <table:table-cell table:formula="of:=[.Q42]-[.N42]" office:value-type="float" office:value="0.824627292342484">
            <text:p>0.8246272923</text:p>
          </table:table-cell>
          <table:table-cell table:formula="of:=(([.Q42]-[.B42])^2 +([.R42]-[.C42])^2)^0.5" office:value-type="float" office:value="640.680588446294">
            <text:p>640.6805884463</text:p>
          </table:table-cell>
          <table:table-cell table:formula="of:=[.S42]-[.W42]" office:value-type="float" office:value="0.00109816545295871">
            <text:p>0.001</text:p>
          </table:table-cell>
          <table:table-cell table:number-columns-repeated="2"/>
          <table:table-cell table:formula="of:=[.L42]" office:value-type="string" office:string-value="X_SEC15L/31">
            <text:p>X_SEC15L/31</text:p>
          </table:table-cell>
          <table:table-cell table:formula="of:=[.S42]" office:value-type="float" office:value="640.681686611747">
            <text:p>640.6816866117</text:p>
          </table:table-cell>
          <table:table-cell table:formula="of:=[.O42]" office:value-type="float" office:value="8.8763">
            <text:p>8.8763</text:p>
          </table:table-cell>
          <table:table-cell table:formula="of:=[.M42]" office:value-type="float" office:value="4908520.146">
            <text:p>4908520.146</text:p>
          </table:table-cell>
          <table:table-cell table:formula="of:=[.N42]" office:value-type="float" office:value="1382953.072">
            <text:p>1382953.07</text:p>
          </table:table-cell>
          <table:table-cell table:formula="of:=[.P42]" office:value-type="string" office:string-value="SO-F">
            <text:p>SO-F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43]" office:value-type="float" office:value="1.03407133853031">
            <text:p>1.0340713385</text:p>
          </table:table-cell>
          <table:table-cell table:formula="of:=([.G43]-[.C43])/([.F43]-[.B43])" office:value-type="float" office:value="-0.967051268843082">
            <text:p>-0.9670512688</text:p>
          </table:table-cell>
          <table:table-cell table:formula="of:=[.M43]-[.N43]*[.H43]" office:value-type="float" office:value="3478477.62808403">
            <text:p>3478477.62808403</text:p>
          </table:table-cell>
          <table:table-cell table:formula="of:=[.C43]-[.B43]*[.I43]" office:value-type="float" office:value="6245908.31920836">
            <text:p>6245908.31920836</text:p>
          </table:table-cell>
          <table:table-cell office:value-type="string">
            <text:p>X_SEC15L/32</text:p>
          </table:table-cell>
          <table:table-cell office:value-type="float" office:value="4908534.576">
            <text:p>4908534.576</text:p>
          </table:table-cell>
          <table:table-cell office:value-type="float" office:value="1382938.386">
            <text:p>1382938.386</text:p>
          </table:table-cell>
          <table:table-cell office:value-type="float" office:value="9.0017">
            <text:p>9.0017</text:p>
          </table:table-cell>
          <table:table-cell office:value-type="string">
            <text:p>SO-F</text:p>
          </table:table-cell>
          <table:table-cell table:formula="of:=-(   [.J43]-[.K43]    )/(      [.H43]-[.I43])" office:value-type="float" office:value="1382939.09674868">
            <text:p>1382939.10</text:p>
          </table:table-cell>
          <table:table-cell table:formula="of:=[.H43]*[.Q43]+[.J43]" office:value-type="float" office:value="4908535.31096484">
            <text:p>4908535.31</text:p>
          </table:table-cell>
          <table:table-cell table:formula="of:=(([.N43]-[.B43])^2 +([.M43]-[.C43])^2)^0.5" office:value-type="float" office:value="661.269643966991">
            <text:p>661.27</text:p>
          </table:table-cell>
          <table:table-cell/>
          <table:table-cell table:formula="of:=[.R43]-[.M43]" office:value-type="float" office:value="0.734964838251472">
            <text:p>0.7349648383</text:p>
          </table:table-cell>
          <table:table-cell table:formula="of:=[.Q43]-[.N43]" office:value-type="float" office:value="0.710748679470271">
            <text:p>0.7107486795</text:p>
          </table:table-cell>
          <table:table-cell table:formula="of:=(([.Q43]-[.B43])^2 +([.R43]-[.C43])^2)^0.5" office:value-type="float" office:value="661.268853564988">
            <text:p>661.268853565</text:p>
          </table:table-cell>
          <table:table-cell table:formula="of:=[.S43]-[.W43]" office:value-type="float" office:value="0.000790402003644886">
            <text:p>0.001</text:p>
          </table:table-cell>
          <table:table-cell table:number-columns-repeated="2"/>
          <table:table-cell table:formula="of:=[.L43]" office:value-type="string" office:string-value="X_SEC15L/32">
            <text:p>X_SEC15L/32</text:p>
          </table:table-cell>
          <table:table-cell table:formula="of:=[.S43]" office:value-type="float" office:value="661.269643966991">
            <text:p>661.269643967</text:p>
          </table:table-cell>
          <table:table-cell table:formula="of:=[.O43]" office:value-type="float" office:value="9.0017">
            <text:p>9.0017</text:p>
          </table:table-cell>
          <table:table-cell table:formula="of:=[.M43]" office:value-type="float" office:value="4908534.576">
            <text:p>4908534.576</text:p>
          </table:table-cell>
          <table:table-cell table:formula="of:=[.N43]" office:value-type="float" office:value="1382938.386">
            <text:p>1382938.39</text:p>
          </table:table-cell>
          <table:table-cell table:formula="of:=[.P43]" office:value-type="string" office:string-value="SO-F">
            <text:p>SO-F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44]" office:value-type="float" office:value="1.03407133853031">
            <text:p>1.0340713385</text:p>
          </table:table-cell>
          <table:table-cell table:formula="of:=([.G44]-[.C44])/([.F44]-[.B44])" office:value-type="float" office:value="-0.967051268843082">
            <text:p>-0.9670512688</text:p>
          </table:table-cell>
          <table:table-cell table:formula="of:=[.M44]-[.N44]*[.H44]" office:value-type="float" office:value="3478509.731176">
            <text:p>3478509.731176</text:p>
          </table:table-cell>
          <table:table-cell table:formula="of:=[.C44]-[.B44]*[.I44]" office:value-type="float" office:value="6245908.31920836">
            <text:p>6245908.31920836</text:p>
          </table:table-cell>
          <table:table-cell office:value-type="string">
            <text:p>X_SEC15L/33</text:p>
          </table:table-cell>
          <table:table-cell office:value-type="float" office:value="4908549.923">
            <text:p>4908549.923</text:p>
          </table:table-cell>
          <table:table-cell office:value-type="float" office:value="1382922.182">
            <text:p>1382922.182</text:p>
          </table:table-cell>
          <table:table-cell office:value-type="float" office:value="9.1113">
            <text:p>9.1113</text:p>
          </table:table-cell>
          <table:table-cell office:value-type="string">
            <text:p>SO-F</text:p>
          </table:table-cell>
          <table:table-cell table:formula="of:=-(   [.J44]-[.K44]    )/(      [.H44]-[.I44])" office:value-type="float" office:value="1382923.05420743">
            <text:p>1382923.05</text:p>
          </table:table-cell>
          <table:table-cell table:formula="of:=[.H44]*[.Q44]+[.J44]" office:value-type="float" office:value="4908550.82492471">
            <text:p>4908550.82</text:p>
          </table:table-cell>
          <table:table-cell table:formula="of:=(([.N44]-[.B44])^2 +([.M44]-[.C44])^2)^0.5" office:value-type="float" office:value="683.586951040769">
            <text:p>683.59</text:p>
          </table:table-cell>
          <table:table-cell/>
          <table:table-cell table:formula="of:=[.R44]-[.M44]" office:value-type="float" office:value="0.901924706995487">
            <text:p>0.901924707</text:p>
          </table:table-cell>
          <table:table-cell table:formula="of:=[.Q44]-[.N44]" office:value-type="float" office:value="0.872207432519645">
            <text:p>0.8722074325</text:p>
          </table:table-cell>
          <table:table-cell table:formula="of:=(([.Q44]-[.B44])^2 +([.R44]-[.C44])^2)^0.5" office:value-type="float" office:value="683.585799603107">
            <text:p>683.5857996031</text:p>
          </table:table-cell>
          <table:table-cell table:formula="of:=[.S44]-[.W44]" office:value-type="float" office:value="0.00115143766220172">
            <text:p>0.001</text:p>
          </table:table-cell>
          <table:table-cell table:number-columns-repeated="2"/>
          <table:table-cell table:formula="of:=[.L44]" office:value-type="string" office:string-value="X_SEC15L/33">
            <text:p>X_SEC15L/33</text:p>
          </table:table-cell>
          <table:table-cell table:formula="of:=[.S44]" office:value-type="float" office:value="683.586951040769">
            <text:p>683.5869510408</text:p>
          </table:table-cell>
          <table:table-cell table:formula="of:=[.O44]" office:value-type="float" office:value="9.1113">
            <text:p>9.1113</text:p>
          </table:table-cell>
          <table:table-cell table:formula="of:=[.M44]" office:value-type="float" office:value="4908549.923">
            <text:p>4908549.923</text:p>
          </table:table-cell>
          <table:table-cell table:formula="of:=[.N44]" office:value-type="float" office:value="1382922.182">
            <text:p>1382922.18</text:p>
          </table:table-cell>
          <table:table-cell table:formula="of:=[.P44]" office:value-type="string" office:string-value="SO-F">
            <text:p>SO-F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45]" office:value-type="float" office:value="1.03407133853031">
            <text:p>1.0340713385</text:p>
          </table:table-cell>
          <table:table-cell table:formula="of:=([.G45]-[.C45])/([.F45]-[.B45])" office:value-type="float" office:value="-0.967051268843082">
            <text:p>-0.9670512688</text:p>
          </table:table-cell>
          <table:table-cell table:formula="of:=[.M45]-[.N45]*[.H45]" office:value-type="float" office:value="3478545.71996465">
            <text:p>3478545.71996465</text:p>
          </table:table-cell>
          <table:table-cell table:formula="of:=[.C45]-[.B45]*[.I45]" office:value-type="float" office:value="6245908.31920836">
            <text:p>6245908.31920836</text:p>
          </table:table-cell>
          <table:table-cell office:value-type="string">
            <text:p>X_SEC15L/34</text:p>
          </table:table-cell>
          <table:table-cell office:value-type="float" office:value="4908568.74">
            <text:p>4908568.74</text:p>
          </table:table-cell>
          <table:table-cell office:value-type="float" office:value="1382905.576">
            <text:p>1382905.576</text:p>
          </table:table-cell>
          <table:table-cell office:value-type="float" office:value="8.6792">
            <text:p>8.6792</text:p>
          </table:table-cell>
          <table:table-cell office:value-type="string">
            <text:p>TB</text:p>
          </table:table-cell>
          <table:table-cell table:formula="of:=-(   [.J45]-[.K45]    )/(      [.H45]-[.I45])" office:value-type="float" office:value="1382905.06990776">
            <text:p>1382905.07</text:p>
          </table:table-cell>
          <table:table-cell table:formula="of:=[.H45]*[.Q45]+[.J45]" office:value-type="float" office:value="4908568.21666452">
            <text:p>4908568.22</text:p>
          </table:table-cell>
          <table:table-cell table:formula="of:=(([.N45]-[.B45])^2 +([.M45]-[.C45])^2)^0.5" office:value-type="float" office:value="708.604319967202">
            <text:p>708.60</text:p>
          </table:table-cell>
          <table:table-cell/>
          <table:table-cell table:formula="of:=[.R45]-[.M45]" office:value-type="float" office:value="-0.523335477337241">
            <text:p>-0.5233354773</text:p>
          </table:table-cell>
          <table:table-cell table:formula="of:=[.Q45]-[.N45]" office:value-type="float" office:value="-0.506092237541452">
            <text:p>-0.5060922375</text:p>
          </table:table-cell>
          <table:table-cell table:formula="of:=(([.Q45]-[.B45])^2 +([.R45]-[.C45])^2)^0.5" office:value-type="float" office:value="708.603945986021">
            <text:p>708.603945986</text:p>
          </table:table-cell>
          <table:table-cell table:formula="of:=[.S45]-[.W45]" office:value-type="float" office:value="0.000373981181041927">
            <text:p>0.000</text:p>
          </table:table-cell>
          <table:table-cell table:number-columns-repeated="2"/>
          <table:table-cell table:formula="of:=[.L45]" office:value-type="string" office:string-value="X_SEC15L/34">
            <text:p>X_SEC15L/34</text:p>
          </table:table-cell>
          <table:table-cell table:formula="of:=[.S45]" office:value-type="float" office:value="708.604319967202">
            <text:p>708.6043199672</text:p>
          </table:table-cell>
          <table:table-cell table:formula="of:=[.O45]" office:value-type="float" office:value="8.6792">
            <text:p>8.6792</text:p>
          </table:table-cell>
          <table:table-cell table:formula="of:=[.M45]" office:value-type="float" office:value="4908568.74">
            <text:p>4908568.74</text:p>
          </table:table-cell>
          <table:table-cell table:formula="of:=[.N45]" office:value-type="float" office:value="1382905.576">
            <text:p>1382905.58</text:p>
          </table:table-cell>
          <table:table-cell table:formula="of:=[.P45]" office:value-type="string" office:string-value="TB">
            <text:p>TB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46]" office:value-type="float" office:value="1.03407133853031">
            <text:p>1.0340713385</text:p>
          </table:table-cell>
          <table:table-cell table:formula="of:=([.G46]-[.C46])/([.F46]-[.B46])" office:value-type="float" office:value="-0.967051268843082">
            <text:p>-0.9670512688</text:p>
          </table:table-cell>
          <table:table-cell table:formula="of:=[.M46]-[.N46]*[.H46]" office:value-type="float" office:value="3478554.87207166">
            <text:p>3478554.87207166</text:p>
          </table:table-cell>
          <table:table-cell table:formula="of:=[.C46]-[.B46]*[.I46]" office:value-type="float" office:value="6245908.31920836">
            <text:p>6245908.31920836</text:p>
          </table:table-cell>
          <table:table-cell office:value-type="string">
            <text:p>X_SEC15L/35</text:p>
          </table:table-cell>
          <table:table-cell office:value-type="float" office:value="4908576.341">
            <text:p>4908576.341</text:p>
          </table:table-cell>
          <table:table-cell office:value-type="float" office:value="1382904.076">
            <text:p>1382904.076</text:p>
          </table:table-cell>
          <table:table-cell office:value-type="float" office:value="5.6408">
            <text:p>5.6408</text:p>
          </table:table-cell>
          <table:table-cell office:value-type="string">
            <text:p>W</text:p>
          </table:table-cell>
          <table:table-cell table:formula="of:=-(   [.J46]-[.K46]    )/(      [.H46]-[.I46])" office:value-type="float" office:value="1382900.49642137">
            <text:p>1382900.50</text:p>
          </table:table-cell>
          <table:table-cell table:formula="of:=[.H46]*[.Q46]+[.J46]" office:value-type="float" office:value="4908572.63946034">
            <text:p>4908572.64</text:p>
          </table:table-cell>
          <table:table-cell table:formula="of:=(([.N46]-[.B46])^2 +([.M46]-[.C46])^2)^0.5" office:value-type="float" office:value="714.98471292537">
            <text:p>714.98</text:p>
          </table:table-cell>
          <table:table-cell/>
          <table:table-cell table:formula="of:=[.R46]-[.M46]" office:value-type="float" office:value="-3.7015396617353">
            <text:p>-3.7015396617</text:p>
          </table:table-cell>
          <table:table-cell table:formula="of:=[.Q46]-[.N46]" office:value-type="float" office:value="-3.57957862666808">
            <text:p>-3.5795786267</text:p>
          </table:table-cell>
          <table:table-cell table:formula="of:=(([.Q46]-[.B46])^2 +([.R46]-[.C46])^2)^0.5" office:value-type="float" office:value="714.966170485061">
            <text:p>714.9661704851</text:p>
          </table:table-cell>
          <table:table-cell table:formula="of:=[.S46]-[.W46]" office:value-type="float" office:value="0.0185424403089201">
            <text:p>0.019</text:p>
          </table:table-cell>
          <table:table-cell table:number-columns-repeated="2"/>
          <table:table-cell table:formula="of:=[.L46]" office:value-type="string" office:string-value="X_SEC15L/35">
            <text:p>X_SEC15L/35</text:p>
          </table:table-cell>
          <table:table-cell table:formula="of:=[.S46]" office:value-type="float" office:value="714.98471292537">
            <text:p>714.9847129254</text:p>
          </table:table-cell>
          <table:table-cell table:formula="of:=[.O46]" office:value-type="float" office:value="5.6408">
            <text:p>5.6408</text:p>
          </table:table-cell>
          <table:table-cell table:formula="of:=[.M46]" office:value-type="float" office:value="4908576.341">
            <text:p>4908576.341</text:p>
          </table:table-cell>
          <table:table-cell table:formula="of:=[.N46]" office:value-type="float" office:value="1382904.076">
            <text:p>1382904.08</text:p>
          </table:table-cell>
          <table:table-cell table:formula="of:=[.P46]" office:value-type="string" office:string-value="W">
            <text:p>W</text:p>
          </table:table-cell>
        </table:table-row>
        <table:table-row table:style-name="ro1" table:number-rows-repeated="2">
          <table:table-cell table:number-columns-repeated="11"/>
          <table:table-cell table:style-name="ce2" table:number-columns-repeated="5"/>
          <table:table-cell table:number-columns-repeated="16"/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49]" office:value-type="float" office:value="1.03407133853031">
            <text:p>1.0340713385</text:p>
          </table:table-cell>
          <table:table-cell table:formula="of:=([.G49]-[.C49])/([.F49]-[.B49])" office:value-type="float" office:value="-0.967051268843082">
            <text:p>-0.9670512688</text:p>
          </table:table-cell>
          <table:table-cell table:formula="of:=[.M49]-[.N49]*[.H49]" office:value-type="float" office:value="3478692.42366117">
            <text:p>3478692.42366117</text:p>
          </table:table-cell>
          <table:table-cell table:formula="of:=[.C49]-[.B49]*[.I49]" office:value-type="float" office:value="6245908.31920836">
            <text:p>6245908.31920836</text:p>
          </table:table-cell>
          <table:table-cell table:style-name="ce2" office:value-type="string">
            <text:p>x_sect15e_r100</text:p>
          </table:table-cell>
          <table:table-cell table:style-name="ce2" office:value-type="float" office:value="4908639.365">
            <text:p>4908639.365</text:p>
          </table:table-cell>
          <table:table-cell table:style-name="ce2" office:value-type="float" office:value="1382832.004">
            <text:p>1382832.004</text:p>
          </table:table-cell>
          <table:table-cell table:style-name="ce2" office:value-type="float" office:value="8.31">
            <text:p>8.31</text:p>
          </table:table-cell>
          <table:table-cell table:style-name="ce2" office:value-type="string">
            <text:p>f</text:p>
          </table:table-cell>
          <table:table-cell table:formula="of:=-(   [.J49]-[.K49]    )/(      [.H49]-[.I49])" office:value-type="float" office:value="1382831.75920907">
            <text:p>1382831.76</text:p>
          </table:table-cell>
          <table:table-cell table:formula="of:=[.H49]*[.Q49]+[.J49]" office:value-type="float" office:value="4908639.11186871">
            <text:p>4908639.11</text:p>
          </table:table-cell>
          <table:table-cell table:formula="of:=(([.N49]-[.B49])^2 +([.M49]-[.C49])^2)^0.5" office:value-type="float" office:value="810.587298161723">
            <text:p>810.59</text:p>
          </table:table-cell>
          <table:table-cell/>
          <table:table-cell table:formula="of:=[.R49]-[.M49]" office:value-type="float" office:value="-0.253131286241114">
            <text:p>-0.2531312862</text:p>
          </table:table-cell>
          <table:table-cell table:formula="of:=[.Q49]-[.N49]" office:value-type="float" office:value="-0.244790931232274">
            <text:p>-0.2447909312</text:p>
          </table:table-cell>
          <table:table-cell table:formula="of:=(([.Q49]-[.B49])^2 +([.R49]-[.C49])^2)^0.5" office:value-type="float" office:value="810.587221674948">
            <text:p>810.5872216749</text:p>
          </table:table-cell>
          <table:table-cell table:formula="of:=[.S49]-[.W49]" office:value-type="float" office:value="0.0000764867752423015">
            <text:p>0.000</text:p>
          </table:table-cell>
          <table:table-cell table:number-columns-repeated="2"/>
          <table:table-cell table:formula="of:=[.L49]" office:value-type="string" office:string-value="x_sect15e_r100">
            <text:p>x_sect15e_r100</text:p>
          </table:table-cell>
          <table:table-cell table:formula="of:=[.S49]" office:value-type="float" office:value="810.587298161723">
            <text:p>810.5872981617</text:p>
          </table:table-cell>
          <table:table-cell table:formula="of:=[.O49]" office:value-type="float" office:value="8.31">
            <text:p>8.31</text:p>
          </table:table-cell>
          <table:table-cell table:formula="of:=[.M49]" office:value-type="float" office:value="4908639.365">
            <text:p>4908639.365</text:p>
          </table:table-cell>
          <table:table-cell table:formula="of:=[.N49]" office:value-type="float" office:value="1382832.004">
            <text:p>1382832.00</text:p>
          </table:table-cell>
          <table:table-cell table:formula="of:=[.P49]" office:value-type="string" office:string-value="f">
            <text:p>f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50]" office:value-type="float" office:value="1.03407133853031">
            <text:p>1.0340713385</text:p>
          </table:table-cell>
          <table:table-cell table:formula="of:=([.G50]-[.C50])/([.F50]-[.B50])" office:value-type="float" office:value="-0.967051268843082">
            <text:p>-0.9670512688</text:p>
          </table:table-cell>
          <table:table-cell table:formula="of:=[.M50]-[.N50]*[.H50]" office:value-type="float" office:value="3478689.54308565">
            <text:p>3478689.54308565</text:p>
          </table:table-cell>
          <table:table-cell table:formula="of:=[.C50]-[.B50]*[.I50]" office:value-type="float" office:value="6245908.31920836">
            <text:p>6245908.31920836</text:p>
          </table:table-cell>
          <table:table-cell table:style-name="ce2" office:value-type="string">
            <text:p>x_sect15e_r101</text:p>
          </table:table-cell>
          <table:table-cell table:style-name="ce2" office:value-type="float" office:value="4908637.898">
            <text:p>4908637.898</text:p>
          </table:table-cell>
          <table:table-cell table:style-name="ce2" office:value-type="float" office:value="1382833.371">
            <text:p>1382833.371</text:p>
          </table:table-cell>
          <table:table-cell table:style-name="ce2" office:value-type="float" office:value="8.466">
            <text:p>8.466</text:p>
          </table:table-cell>
          <table:table-cell table:style-name="ce2" office:value-type="string">
            <text:p>bb</text:p>
          </table:table-cell>
          <table:table-cell table:formula="of:=-(   [.J50]-[.K50]    )/(      [.H50]-[.I50])" office:value-type="float" office:value="1382833.19868884">
            <text:p>1382833.20</text:p>
          </table:table-cell>
          <table:table-cell table:formula="of:=[.H50]*[.Q50]+[.J50]" office:value-type="float" office:value="4908637.71981797">
            <text:p>4908637.72</text:p>
          </table:table-cell>
          <table:table-cell table:formula="of:=(([.N50]-[.B50])^2 +([.M50]-[.C50])^2)^0.5" office:value-type="float" office:value="808.584784376271">
            <text:p>808.58</text:p>
          </table:table-cell>
          <table:table-cell/>
          <table:table-cell table:formula="of:=[.R50]-[.M50]" office:value-type="float" office:value="-0.178182028234005">
            <text:p>-0.1781820282</text:p>
          </table:table-cell>
          <table:table-cell table:formula="of:=[.Q50]-[.N50]" office:value-type="float" office:value="-0.172311156522483">
            <text:p>-0.1723111565</text:p>
          </table:table-cell>
          <table:table-cell table:formula="of:=(([.Q50]-[.B50])^2 +([.R50]-[.C50])^2)^0.5" office:value-type="float" office:value="808.584746384008">
            <text:p>808.584746384</text:p>
          </table:table-cell>
          <table:table-cell table:formula="of:=[.S50]-[.W50]" office:value-type="float" office:value="0.0000379922634010654">
            <text:p>0.000</text:p>
          </table:table-cell>
          <table:table-cell table:number-columns-repeated="2"/>
          <table:table-cell table:formula="of:=[.L50]" office:value-type="string" office:string-value="x_sect15e_r101">
            <text:p>x_sect15e_r101</text:p>
          </table:table-cell>
          <table:table-cell table:formula="of:=[.S50]" office:value-type="float" office:value="808.584784376271">
            <text:p>808.5847843763</text:p>
          </table:table-cell>
          <table:table-cell table:formula="of:=[.O50]" office:value-type="float" office:value="8.466">
            <text:p>8.466</text:p>
          </table:table-cell>
          <table:table-cell table:formula="of:=[.M50]" office:value-type="float" office:value="4908637.898">
            <text:p>4908637.898</text:p>
          </table:table-cell>
          <table:table-cell table:formula="of:=[.N50]" office:value-type="float" office:value="1382833.371">
            <text:p>1382833.37</text:p>
          </table:table-cell>
          <table:table-cell table:formula="of:=[.P50]" office:value-type="string" office:string-value="bb">
            <text:p>bb</text:p>
          </table:table-cell>
        </table:table-row>
        <table:table-row table:style-name="ro2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51]" office:value-type="float" office:value="1.03407133853031">
            <text:p>1.0340713385</text:p>
          </table:table-cell>
          <table:table-cell table:formula="of:=([.G51]-[.C51])/([.F51]-[.B51])" office:value-type="float" office:value="-0.967051268843082">
            <text:p>-0.9670512688</text:p>
          </table:table-cell>
          <table:table-cell table:formula="of:=[.M51]-[.N51]*[.H51]" office:value-type="float" office:value="3478680.16168455">
            <text:p>3478680.16168455</text:p>
          </table:table-cell>
          <table:table-cell table:formula="of:=[.C51]-[.B51]*[.I51]" office:value-type="float" office:value="6245908.31920836">
            <text:p>6245908.31920836</text:p>
          </table:table-cell>
          <table:table-cell table:style-name="ce2" office:value-type="string">
            <text:p>x_sect15e_r102</text:p>
          </table:table-cell>
          <table:table-cell table:style-name="ce2" office:value-type="float" office:value="4908633.142">
            <text:p>4908633.142</text:p>
          </table:table-cell>
          <table:table-cell table:style-name="ce2" office:value-type="float" office:value="1382837.844">
            <text:p>1382837.844</text:p>
          </table:table-cell>
          <table:table-cell table:style-name="ce2" office:value-type="float" office:value="11.065">
            <text:p>11.065</text:p>
          </table:table-cell>
          <table:table-cell table:style-name="ce2" office:value-type="string">
            <text:p>tb</text:p>
          </table:table-cell>
          <table:table-cell table:formula="of:=-(   [.J51]-[.K51]    )/(      [.H51]-[.I51])" office:value-type="float" office:value="1382837.88675796">
            <text:p>1382837.89</text:p>
          </table:table-cell>
          <table:table-cell table:formula="of:=[.H51]*[.Q51]+[.J51]" office:value-type="float" office:value="4908633.18621478">
            <text:p>4908633.19</text:p>
          </table:table-cell>
          <table:table-cell table:formula="of:=(([.N51]-[.B51])^2 +([.M51]-[.C51])^2)^0.5" office:value-type="float" office:value="802.063127016675">
            <text:p>802.06</text:p>
          </table:table-cell>
          <table:table-cell/>
          <table:table-cell table:formula="of:=[.R51]-[.M51]" office:value-type="float" office:value="0.0442147823050618">
            <text:p>0.0442147823</text:p>
          </table:table-cell>
          <table:table-cell table:formula="of:=[.Q51]-[.N51]" office:value-type="float" office:value="0.0427579614333808">
            <text:p>0.0427579614</text:p>
          </table:table-cell>
          <table:table-cell table:formula="of:=(([.Q51]-[.B51])^2 +([.R51]-[.C51])^2)^0.5" office:value-type="float" office:value="802.063124658188">
            <text:p>802.0631246582</text:p>
          </table:table-cell>
          <table:table-cell table:formula="of:=[.S51]-[.W51]" office:value-type="float" office:value="0.00000235848631291446">
            <text:p>0.000</text:p>
          </table:table-cell>
          <table:table-cell table:number-columns-repeated="2"/>
          <table:table-cell table:formula="of:=[.L51]" office:value-type="string" office:string-value="x_sect15e_r102">
            <text:p>x_sect15e_r102</text:p>
          </table:table-cell>
          <table:table-cell table:formula="of:=[.S51]" office:value-type="float" office:value="802.063127016675">
            <text:p>802.0631270167</text:p>
          </table:table-cell>
          <table:table-cell table:formula="of:=[.O51]" office:value-type="float" office:value="11.065">
            <text:p>11.065</text:p>
          </table:table-cell>
          <table:table-cell table:formula="of:=[.M51]" office:value-type="float" office:value="4908633.142">
            <text:p>4908633.142</text:p>
          </table:table-cell>
          <table:table-cell table:formula="of:=[.N51]" office:value-type="float" office:value="1382837.844">
            <text:p>1382837.84</text:p>
          </table:table-cell>
          <table:table-cell table:formula="of:=[.P51]" office:value-type="string" office:string-value="tb">
            <text:p>tb</text:p>
          </table:table-cell>
        </table:table-row>
        <table:table-row table:style-name="ro2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52]" office:value-type="float" office:value="1.03407133853031">
            <text:p>1.0340713385</text:p>
          </table:table-cell>
          <table:table-cell table:formula="of:=([.G52]-[.C52])/([.F52]-[.B52])" office:value-type="float" office:value="-0.967051268843082">
            <text:p>-0.9670512688</text:p>
          </table:table-cell>
          <table:table-cell table:formula="of:=[.M52]-[.N52]*[.H52]" office:value-type="float" office:value="3478676.61898136">
            <text:p>3478676.61898136</text:p>
          </table:table-cell>
          <table:table-cell table:formula="of:=[.C52]-[.B52]*[.I52]" office:value-type="float" office:value="6245908.31920836">
            <text:p>6245908.31920836</text:p>
          </table:table-cell>
          <table:table-cell table:style-name="ce2" office:value-type="string">
            <text:p>x_sect15e_r103</text:p>
          </table:table-cell>
          <table:table-cell table:style-name="ce2" office:value-type="float" office:value="4908631.472">
            <text:p>4908631.472</text:p>
          </table:table-cell>
          <table:table-cell table:style-name="ce2" office:value-type="float" office:value="1382839.655">
            <text:p>1382839.655</text:p>
          </table:table-cell>
          <table:table-cell table:style-name="ce2" office:value-type="float" office:value="11.052">
            <text:p>11.052</text:p>
          </table:table-cell>
          <table:table-cell table:style-name="ce2" office:value-type="string">
            <text:p>tb</text:p>
          </table:table-cell>
          <table:table-cell table:formula="of:=-(   [.J52]-[.K52]    )/(      [.H52]-[.I52])" office:value-type="float" office:value="1382839.65711585">
            <text:p>1382839.66</text:p>
          </table:table-cell>
          <table:table-cell table:formula="of:=[.H52]*[.Q52]+[.J52]" office:value-type="float" office:value="4908631.47418794">
            <text:p>4908631.47</text:p>
          </table:table-cell>
          <table:table-cell table:formula="of:=(([.N52]-[.B52])^2 +([.M52]-[.C52])^2)^0.5" office:value-type="float" office:value="799.600361386152">
            <text:p>799.60</text:p>
          </table:table-cell>
          <table:table-cell/>
          <table:table-cell table:formula="of:=[.R52]-[.M52]" office:value-type="float" office:value="0.00218794029206038">
            <text:p>0.0021879403</text:p>
          </table:table-cell>
          <table:table-cell table:formula="of:=[.Q52]-[.N52]" office:value-type="float" office:value="0.00211585010401905">
            <text:p>0.0021158501</text:p>
          </table:table-cell>
          <table:table-cell table:formula="of:=(([.Q52]-[.B52])^2 +([.R52]-[.C52])^2)^0.5" office:value-type="float" office:value="799.600361380597">
            <text:p>799.6003613806</text:p>
          </table:table-cell>
          <table:table-cell table:formula="of:=[.S52]-[.W52]" office:value-type="float" office:value="0.00000000555451151740272">
            <text:p>0.000</text:p>
          </table:table-cell>
          <table:table-cell table:number-columns-repeated="2"/>
          <table:table-cell table:formula="of:=[.L52]" office:value-type="string" office:string-value="x_sect15e_r103">
            <text:p>x_sect15e_r103</text:p>
          </table:table-cell>
          <table:table-cell table:formula="of:=[.S52]" office:value-type="float" office:value="799.600361386152">
            <text:p>799.6003613862</text:p>
          </table:table-cell>
          <table:table-cell table:formula="of:=[.O52]" office:value-type="float" office:value="11.052">
            <text:p>11.052</text:p>
          </table:table-cell>
          <table:table-cell table:formula="of:=[.M52]" office:value-type="float" office:value="4908631.472">
            <text:p>4908631.472</text:p>
          </table:table-cell>
          <table:table-cell table:formula="of:=[.N52]" office:value-type="float" office:value="1382839.655">
            <text:p>1382839.66</text:p>
          </table:table-cell>
          <table:table-cell table:formula="of:=[.P52]" office:value-type="string" office:string-value="tb">
            <text:p>tb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53]" office:value-type="float" office:value="1.03407133853031">
            <text:p>1.0340713385</text:p>
          </table:table-cell>
          <table:table-cell table:formula="of:=([.G53]-[.C53])/([.F53]-[.B53])" office:value-type="float" office:value="-0.967051268843082">
            <text:p>-0.9670512688</text:p>
          </table:table-cell>
          <table:table-cell table:formula="of:=[.M53]-[.N53]*[.H53]" office:value-type="float" office:value="3478669.56325984">
            <text:p>3478669.56325984</text:p>
          </table:table-cell>
          <table:table-cell table:formula="of:=[.C53]-[.B53]*[.I53]" office:value-type="float" office:value="6245908.31920836">
            <text:p>6245908.31920836</text:p>
          </table:table-cell>
          <table:table-cell table:style-name="ce2" office:value-type="string">
            <text:p>x_sect15e_r104</text:p>
          </table:table-cell>
          <table:table-cell table:style-name="ce2" office:value-type="float" office:value="4908628.323">
            <text:p>4908628.323</text:p>
          </table:table-cell>
          <table:table-cell table:style-name="ce2" office:value-type="float" office:value="1382843.433">
            <text:p>1382843.433</text:p>
          </table:table-cell>
          <table:table-cell table:style-name="ce2" office:value-type="float" office:value="8.688">
            <text:p>8.688</text:p>
          </table:table-cell>
          <table:table-cell table:style-name="ce2" office:value-type="string">
            <text:p>bb</text:p>
          </table:table-cell>
          <table:table-cell table:formula="of:=-(   [.J53]-[.K53]    )/(      [.H53]-[.I53])" office:value-type="float" office:value="1382843.18299752">
            <text:p>1382843.18</text:p>
          </table:table-cell>
          <table:table-cell table:formula="of:=[.H53]*[.Q53]+[.J53]" office:value-type="float" office:value="4908628.0644796">
            <text:p>4908628.06</text:p>
          </table:table-cell>
          <table:table-cell table:formula="of:=(([.N53]-[.B53])^2 +([.M53]-[.C53])^2)^0.5" office:value-type="float" office:value="794.695552081243">
            <text:p>794.70</text:p>
          </table:table-cell>
          <table:table-cell/>
          <table:table-cell table:formula="of:=[.R53]-[.M53]" office:value-type="float" office:value="-0.258520401082933">
            <text:p>-0.2585204011</text:p>
          </table:table-cell>
          <table:table-cell table:formula="of:=[.Q53]-[.N53]" office:value-type="float" office:value="-0.250002481741831">
            <text:p>-0.2500024817</text:p>
          </table:table-cell>
          <table:table-cell table:formula="of:=(([.Q53]-[.B53])^2 +([.R53]-[.C53])^2)^0.5" office:value-type="float" office:value="794.695470707808">
            <text:p>794.6954707078</text:p>
          </table:table-cell>
          <table:table-cell table:formula="of:=[.S53]-[.W53]" office:value-type="float" office:value="0.0000813734350231243">
            <text:p>0.000</text:p>
          </table:table-cell>
          <table:table-cell table:number-columns-repeated="2"/>
          <table:table-cell table:formula="of:=[.L53]" office:value-type="string" office:string-value="x_sect15e_r104">
            <text:p>x_sect15e_r104</text:p>
          </table:table-cell>
          <table:table-cell table:formula="of:=[.S53]" office:value-type="float" office:value="794.695552081243">
            <text:p>794.6955520812</text:p>
          </table:table-cell>
          <table:table-cell table:formula="of:=[.O53]" office:value-type="float" office:value="8.688">
            <text:p>8.688</text:p>
          </table:table-cell>
          <table:table-cell table:formula="of:=[.M53]" office:value-type="float" office:value="4908628.323">
            <text:p>4908628.323</text:p>
          </table:table-cell>
          <table:table-cell table:formula="of:=[.N53]" office:value-type="float" office:value="1382843.433">
            <text:p>1382843.43</text:p>
          </table:table-cell>
          <table:table-cell table:formula="of:=[.P53]" office:value-type="string" office:string-value="bb">
            <text:p>bb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54]" office:value-type="float" office:value="1.03407133853031">
            <text:p>1.0340713385</text:p>
          </table:table-cell>
          <table:table-cell table:formula="of:=([.G54]-[.C54])/([.F54]-[.B54])" office:value-type="float" office:value="-0.967051268843082">
            <text:p>-0.9670512688</text:p>
          </table:table-cell>
          <table:table-cell table:formula="of:=[.M54]-[.N54]*[.H54]" office:value-type="float" office:value="3478659.31617744">
            <text:p>3478659.31617744</text:p>
          </table:table-cell>
          <table:table-cell table:formula="of:=[.C54]-[.B54]*[.I54]" office:value-type="float" office:value="6245908.31920836">
            <text:p>6245908.31920836</text:p>
          </table:table-cell>
          <table:table-cell table:style-name="ce2" office:value-type="string">
            <text:p>x_sect15e_r105</text:p>
          </table:table-cell>
          <table:table-cell table:style-name="ce2" office:value-type="float" office:value="4908623.329">
            <text:p>4908623.329</text:p>
          </table:table-cell>
          <table:table-cell table:style-name="ce2" office:value-type="float" office:value="1382848.513">
            <text:p>1382848.513</text:p>
          </table:table-cell>
          <table:table-cell table:style-name="ce2" office:value-type="float" office:value="7.901">
            <text:p>7.901</text:p>
          </table:table-cell>
          <table:table-cell table:style-name="ce2" office:value-type="string">
            <text:p>so</text:p>
          </table:table-cell>
          <table:table-cell table:formula="of:=-(   [.J54]-[.K54]    )/(      [.H54]-[.I54])" office:value-type="float" office:value="1382848.30366447">
            <text:p>1382848.30</text:p>
          </table:table-cell>
          <table:table-cell table:formula="of:=[.H54]*[.Q54]+[.J54]" office:value-type="float" office:value="4908623.11253213">
            <text:p>4908623.11</text:p>
          </table:table-cell>
          <table:table-cell table:formula="of:=(([.N54]-[.B54])^2 +([.M54]-[.C54])^2)^0.5" office:value-type="float" office:value="787.572115205768">
            <text:p>787.57</text:p>
          </table:table-cell>
          <table:table-cell/>
          <table:table-cell table:formula="of:=[.R54]-[.M54]" office:value-type="float" office:value="-0.216467873193324">
            <text:p>-0.2164678732</text:p>
          </table:table-cell>
          <table:table-cell table:formula="of:=[.Q54]-[.N54]" office:value-type="float" office:value="-0.209335531108081">
            <text:p>-0.2093355311</text:p>
          </table:table-cell>
          <table:table-cell table:formula="of:=(([.Q54]-[.B54])^2 +([.R54]-[.C54])^2)^0.5" office:value-type="float" office:value="787.572057636386">
            <text:p>787.5720576364</text:p>
          </table:table-cell>
          <table:table-cell table:formula="of:=[.S54]-[.W54]" office:value-type="float" office:value="0.0000575693812834288">
            <text:p>0.000</text:p>
          </table:table-cell>
          <table:table-cell table:number-columns-repeated="2"/>
          <table:table-cell table:formula="of:=[.L54]" office:value-type="string" office:string-value="x_sect15e_r105">
            <text:p>x_sect15e_r105</text:p>
          </table:table-cell>
          <table:table-cell table:formula="of:=[.S54]" office:value-type="float" office:value="787.572115205768">
            <text:p>787.5721152058</text:p>
          </table:table-cell>
          <table:table-cell table:formula="of:=[.O54]" office:value-type="float" office:value="7.901">
            <text:p>7.901</text:p>
          </table:table-cell>
          <table:table-cell table:formula="of:=[.M54]" office:value-type="float" office:value="4908623.329">
            <text:p>4908623.329</text:p>
          </table:table-cell>
          <table:table-cell table:formula="of:=[.N54]" office:value-type="float" office:value="1382848.513">
            <text:p>1382848.51</text:p>
          </table:table-cell>
          <table:table-cell table:formula="of:=[.P54]" office:value-type="string" office:string-value="so">
            <text:p>so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55]" office:value-type="float" office:value="1.03407133853031">
            <text:p>1.0340713385</text:p>
          </table:table-cell>
          <table:table-cell table:formula="of:=([.G55]-[.C55])/([.F55]-[.B55])" office:value-type="float" office:value="-0.967051268843082">
            <text:p>-0.9670512688</text:p>
          </table:table-cell>
          <table:table-cell table:formula="of:=[.M55]-[.N55]*[.H55]" office:value-type="float" office:value="3478692.42366117">
            <text:p>3478692.42366117</text:p>
          </table:table-cell>
          <table:table-cell table:formula="of:=[.C55]-[.B55]*[.I55]" office:value-type="float" office:value="6245908.31920836">
            <text:p>6245908.31920836</text:p>
          </table:table-cell>
          <table:table-cell table:style-name="ce2" office:value-type="string">
            <text:p>x_sect15e_r100</text:p>
          </table:table-cell>
          <table:table-cell table:style-name="ce2" office:value-type="float" office:value="4908639.365">
            <text:p>4908639.365</text:p>
          </table:table-cell>
          <table:table-cell table:style-name="ce2" office:value-type="float" office:value="1382832.004">
            <text:p>1382832.004</text:p>
          </table:table-cell>
          <table:table-cell table:style-name="ce2" office:value-type="float" office:value="8.31">
            <text:p>8.31</text:p>
          </table:table-cell>
          <table:table-cell table:style-name="ce2" office:value-type="string">
            <text:p>f</text:p>
          </table:table-cell>
          <table:table-cell table:formula="of:=-(   [.J55]-[.K55]    )/(      [.H55]-[.I55])" office:value-type="float" office:value="1382831.75920907">
            <text:p>1382831.76</text:p>
          </table:table-cell>
          <table:table-cell table:formula="of:=[.H55]*[.Q55]+[.J55]" office:value-type="float" office:value="4908639.11186871">
            <text:p>4908639.11</text:p>
          </table:table-cell>
          <table:table-cell table:formula="of:=(([.N55]-[.B55])^2 +([.M55]-[.C55])^2)^0.5" office:value-type="float" office:value="810.587298161723">
            <text:p>810.59</text:p>
          </table:table-cell>
          <table:table-cell/>
          <table:table-cell table:formula="of:=[.R55]-[.M55]" office:value-type="float" office:value="-0.253131286241114">
            <text:p>-0.2531312862</text:p>
          </table:table-cell>
          <table:table-cell table:formula="of:=[.Q55]-[.N55]" office:value-type="float" office:value="-0.244790931232274">
            <text:p>-0.2447909312</text:p>
          </table:table-cell>
          <table:table-cell table:formula="of:=(([.Q55]-[.B55])^2 +([.R55]-[.C55])^2)^0.5" office:value-type="float" office:value="810.587221674948">
            <text:p>810.5872216749</text:p>
          </table:table-cell>
          <table:table-cell table:formula="of:=[.S55]-[.W55]" office:value-type="float" office:value="0.0000764867752423015">
            <text:p>0.000</text:p>
          </table:table-cell>
          <table:table-cell table:number-columns-repeated="2"/>
          <table:table-cell table:formula="of:=[.L55]" office:value-type="string" office:string-value="x_sect15e_r100">
            <text:p>x_sect15e_r100</text:p>
          </table:table-cell>
          <table:table-cell table:formula="of:=[.S55]" office:value-type="float" office:value="810.587298161723">
            <text:p>810.5872981617</text:p>
          </table:table-cell>
          <table:table-cell table:formula="of:=[.O55]" office:value-type="float" office:value="8.31">
            <text:p>8.31</text:p>
          </table:table-cell>
          <table:table-cell table:formula="of:=[.M55]" office:value-type="float" office:value="4908639.365">
            <text:p>4908639.365</text:p>
          </table:table-cell>
          <table:table-cell table:formula="of:=[.N55]" office:value-type="float" office:value="1382832.004">
            <text:p>1382832.00</text:p>
          </table:table-cell>
          <table:table-cell table:formula="of:=[.P55]" office:value-type="string" office:string-value="f">
            <text:p>f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56]" office:value-type="float" office:value="1.03407133853031">
            <text:p>1.0340713385</text:p>
          </table:table-cell>
          <table:table-cell table:formula="of:=([.G56]-[.C56])/([.F56]-[.B56])" office:value-type="float" office:value="-0.967051268843082">
            <text:p>-0.9670512688</text:p>
          </table:table-cell>
          <table:table-cell table:formula="of:=[.M56]-[.N56]*[.H56]" office:value-type="float" office:value="3478689.54308565">
            <text:p>3478689.54308565</text:p>
          </table:table-cell>
          <table:table-cell table:formula="of:=[.C56]-[.B56]*[.I56]" office:value-type="float" office:value="6245908.31920836">
            <text:p>6245908.31920836</text:p>
          </table:table-cell>
          <table:table-cell table:style-name="ce2" office:value-type="string">
            <text:p>x_sect15e_r101</text:p>
          </table:table-cell>
          <table:table-cell table:style-name="ce2" office:value-type="float" office:value="4908637.898">
            <text:p>4908637.898</text:p>
          </table:table-cell>
          <table:table-cell table:style-name="ce2" office:value-type="float" office:value="1382833.371">
            <text:p>1382833.371</text:p>
          </table:table-cell>
          <table:table-cell table:style-name="ce2" office:value-type="float" office:value="8.466">
            <text:p>8.466</text:p>
          </table:table-cell>
          <table:table-cell table:style-name="ce2" office:value-type="string">
            <text:p>bb</text:p>
          </table:table-cell>
          <table:table-cell table:formula="of:=-(   [.J56]-[.K56]    )/(      [.H56]-[.I56])" office:value-type="float" office:value="1382833.19868884">
            <text:p>1382833.20</text:p>
          </table:table-cell>
          <table:table-cell table:formula="of:=[.H56]*[.Q56]+[.J56]" office:value-type="float" office:value="4908637.71981797">
            <text:p>4908637.72</text:p>
          </table:table-cell>
          <table:table-cell table:formula="of:=(([.N56]-[.B56])^2 +([.M56]-[.C56])^2)^0.5" office:value-type="float" office:value="808.584784376271">
            <text:p>808.58</text:p>
          </table:table-cell>
          <table:table-cell/>
          <table:table-cell table:formula="of:=[.R56]-[.M56]" office:value-type="float" office:value="-0.178182028234005">
            <text:p>-0.1781820282</text:p>
          </table:table-cell>
          <table:table-cell table:formula="of:=[.Q56]-[.N56]" office:value-type="float" office:value="-0.172311156522483">
            <text:p>-0.1723111565</text:p>
          </table:table-cell>
          <table:table-cell table:formula="of:=(([.Q56]-[.B56])^2 +([.R56]-[.C56])^2)^0.5" office:value-type="float" office:value="808.584746384008">
            <text:p>808.584746384</text:p>
          </table:table-cell>
          <table:table-cell table:formula="of:=[.S56]-[.W56]" office:value-type="float" office:value="0.0000379922634010654">
            <text:p>0.000</text:p>
          </table:table-cell>
          <table:table-cell table:number-columns-repeated="2"/>
          <table:table-cell table:formula="of:=[.L56]" office:value-type="string" office:string-value="x_sect15e_r101">
            <text:p>x_sect15e_r101</text:p>
          </table:table-cell>
          <table:table-cell table:formula="of:=[.S56]" office:value-type="float" office:value="808.584784376271">
            <text:p>808.5847843763</text:p>
          </table:table-cell>
          <table:table-cell table:formula="of:=[.O56]" office:value-type="float" office:value="8.466">
            <text:p>8.466</text:p>
          </table:table-cell>
          <table:table-cell table:formula="of:=[.M56]" office:value-type="float" office:value="4908637.898">
            <text:p>4908637.898</text:p>
          </table:table-cell>
          <table:table-cell table:formula="of:=[.N56]" office:value-type="float" office:value="1382833.371">
            <text:p>1382833.37</text:p>
          </table:table-cell>
          <table:table-cell table:formula="of:=[.P56]" office:value-type="string" office:string-value="bb">
            <text:p>bb</text:p>
          </table:table-cell>
        </table:table-row>
        <table:table-row table:style-name="ro2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57]" office:value-type="float" office:value="1.03407133853031">
            <text:p>1.0340713385</text:p>
          </table:table-cell>
          <table:table-cell table:formula="of:=([.G57]-[.C57])/([.F57]-[.B57])" office:value-type="float" office:value="-0.967051268843082">
            <text:p>-0.9670512688</text:p>
          </table:table-cell>
          <table:table-cell table:formula="of:=[.M57]-[.N57]*[.H57]" office:value-type="float" office:value="3478680.16168455">
            <text:p>3478680.16168455</text:p>
          </table:table-cell>
          <table:table-cell table:formula="of:=[.C57]-[.B57]*[.I57]" office:value-type="float" office:value="6245908.31920836">
            <text:p>6245908.31920836</text:p>
          </table:table-cell>
          <table:table-cell table:style-name="ce2" office:value-type="string">
            <text:p>x_sect15e_r102</text:p>
          </table:table-cell>
          <table:table-cell table:style-name="ce2" office:value-type="float" office:value="4908633.142">
            <text:p>4908633.142</text:p>
          </table:table-cell>
          <table:table-cell table:style-name="ce2" office:value-type="float" office:value="1382837.844">
            <text:p>1382837.844</text:p>
          </table:table-cell>
          <table:table-cell table:style-name="ce2" office:value-type="float" office:value="11.065">
            <text:p>11.065</text:p>
          </table:table-cell>
          <table:table-cell table:style-name="ce2" office:value-type="string">
            <text:p>tb</text:p>
          </table:table-cell>
          <table:table-cell table:formula="of:=-(   [.J57]-[.K57]    )/(      [.H57]-[.I57])" office:value-type="float" office:value="1382837.88675796">
            <text:p>1382837.89</text:p>
          </table:table-cell>
          <table:table-cell table:formula="of:=[.H57]*[.Q57]+[.J57]" office:value-type="float" office:value="4908633.18621478">
            <text:p>4908633.19</text:p>
          </table:table-cell>
          <table:table-cell table:formula="of:=(([.N57]-[.B57])^2 +([.M57]-[.C57])^2)^0.5" office:value-type="float" office:value="802.063127016675">
            <text:p>802.06</text:p>
          </table:table-cell>
          <table:table-cell/>
          <table:table-cell table:formula="of:=[.R57]-[.M57]" office:value-type="float" office:value="0.0442147823050618">
            <text:p>0.0442147823</text:p>
          </table:table-cell>
          <table:table-cell table:formula="of:=[.Q57]-[.N57]" office:value-type="float" office:value="0.0427579614333808">
            <text:p>0.0427579614</text:p>
          </table:table-cell>
          <table:table-cell table:formula="of:=(([.Q57]-[.B57])^2 +([.R57]-[.C57])^2)^0.5" office:value-type="float" office:value="802.063124658188">
            <text:p>802.0631246582</text:p>
          </table:table-cell>
          <table:table-cell table:formula="of:=[.S57]-[.W57]" office:value-type="float" office:value="0.00000235848631291446">
            <text:p>0.000</text:p>
          </table:table-cell>
          <table:table-cell table:number-columns-repeated="2"/>
          <table:table-cell table:formula="of:=[.L57]" office:value-type="string" office:string-value="x_sect15e_r102">
            <text:p>x_sect15e_r102</text:p>
          </table:table-cell>
          <table:table-cell table:formula="of:=[.S57]" office:value-type="float" office:value="802.063127016675">
            <text:p>802.0631270167</text:p>
          </table:table-cell>
          <table:table-cell table:formula="of:=[.O57]" office:value-type="float" office:value="11.065">
            <text:p>11.065</text:p>
          </table:table-cell>
          <table:table-cell table:formula="of:=[.M57]" office:value-type="float" office:value="4908633.142">
            <text:p>4908633.142</text:p>
          </table:table-cell>
          <table:table-cell table:formula="of:=[.N57]" office:value-type="float" office:value="1382837.844">
            <text:p>1382837.84</text:p>
          </table:table-cell>
          <table:table-cell table:formula="of:=[.P57]" office:value-type="string" office:string-value="tb">
            <text:p>tb</text:p>
          </table:table-cell>
        </table:table-row>
        <table:table-row table:style-name="ro2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58]" office:value-type="float" office:value="1.03407133853031">
            <text:p>1.0340713385</text:p>
          </table:table-cell>
          <table:table-cell table:formula="of:=([.G58]-[.C58])/([.F58]-[.B58])" office:value-type="float" office:value="-0.967051268843082">
            <text:p>-0.9670512688</text:p>
          </table:table-cell>
          <table:table-cell table:formula="of:=[.M58]-[.N58]*[.H58]" office:value-type="float" office:value="3478676.61898136">
            <text:p>3478676.61898136</text:p>
          </table:table-cell>
          <table:table-cell table:formula="of:=[.C58]-[.B58]*[.I58]" office:value-type="float" office:value="6245908.31920836">
            <text:p>6245908.31920836</text:p>
          </table:table-cell>
          <table:table-cell table:style-name="ce2" office:value-type="string">
            <text:p>x_sect15e_r103</text:p>
          </table:table-cell>
          <table:table-cell table:style-name="ce2" office:value-type="float" office:value="4908631.472">
            <text:p>4908631.472</text:p>
          </table:table-cell>
          <table:table-cell table:style-name="ce2" office:value-type="float" office:value="1382839.655">
            <text:p>1382839.655</text:p>
          </table:table-cell>
          <table:table-cell table:style-name="ce2" office:value-type="float" office:value="11.052">
            <text:p>11.052</text:p>
          </table:table-cell>
          <table:table-cell table:style-name="ce2" office:value-type="string">
            <text:p>tb</text:p>
          </table:table-cell>
          <table:table-cell table:formula="of:=-(   [.J58]-[.K58]    )/(      [.H58]-[.I58])" office:value-type="float" office:value="1382839.65711585">
            <text:p>1382839.66</text:p>
          </table:table-cell>
          <table:table-cell table:formula="of:=[.H58]*[.Q58]+[.J58]" office:value-type="float" office:value="4908631.47418794">
            <text:p>4908631.47</text:p>
          </table:table-cell>
          <table:table-cell table:formula="of:=(([.N58]-[.B58])^2 +([.M58]-[.C58])^2)^0.5" office:value-type="float" office:value="799.600361386152">
            <text:p>799.60</text:p>
          </table:table-cell>
          <table:table-cell/>
          <table:table-cell table:formula="of:=[.R58]-[.M58]" office:value-type="float" office:value="0.00218794029206038">
            <text:p>0.0021879403</text:p>
          </table:table-cell>
          <table:table-cell table:formula="of:=[.Q58]-[.N58]" office:value-type="float" office:value="0.00211585010401905">
            <text:p>0.0021158501</text:p>
          </table:table-cell>
          <table:table-cell table:formula="of:=(([.Q58]-[.B58])^2 +([.R58]-[.C58])^2)^0.5" office:value-type="float" office:value="799.600361380597">
            <text:p>799.6003613806</text:p>
          </table:table-cell>
          <table:table-cell table:formula="of:=[.S58]-[.W58]" office:value-type="float" office:value="0.00000000555451151740272">
            <text:p>0.000</text:p>
          </table:table-cell>
          <table:table-cell table:number-columns-repeated="2"/>
          <table:table-cell table:formula="of:=[.L58]" office:value-type="string" office:string-value="x_sect15e_r103">
            <text:p>x_sect15e_r103</text:p>
          </table:table-cell>
          <table:table-cell table:formula="of:=[.S58]" office:value-type="float" office:value="799.600361386152">
            <text:p>799.6003613862</text:p>
          </table:table-cell>
          <table:table-cell table:formula="of:=[.O58]" office:value-type="float" office:value="11.052">
            <text:p>11.052</text:p>
          </table:table-cell>
          <table:table-cell table:formula="of:=[.M58]" office:value-type="float" office:value="4908631.472">
            <text:p>4908631.472</text:p>
          </table:table-cell>
          <table:table-cell table:formula="of:=[.N58]" office:value-type="float" office:value="1382839.655">
            <text:p>1382839.66</text:p>
          </table:table-cell>
          <table:table-cell table:formula="of:=[.P58]" office:value-type="string" office:string-value="tb">
            <text:p>tb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59]" office:value-type="float" office:value="1.03407133853031">
            <text:p>1.0340713385</text:p>
          </table:table-cell>
          <table:table-cell table:formula="of:=([.G59]-[.C59])/([.F59]-[.B59])" office:value-type="float" office:value="-0.967051268843082">
            <text:p>-0.9670512688</text:p>
          </table:table-cell>
          <table:table-cell table:formula="of:=[.M59]-[.N59]*[.H59]" office:value-type="float" office:value="3478669.56325984">
            <text:p>3478669.56325984</text:p>
          </table:table-cell>
          <table:table-cell table:formula="of:=[.C59]-[.B59]*[.I59]" office:value-type="float" office:value="6245908.31920836">
            <text:p>6245908.31920836</text:p>
          </table:table-cell>
          <table:table-cell table:style-name="ce2" office:value-type="string">
            <text:p>x_sect15e_r104</text:p>
          </table:table-cell>
          <table:table-cell table:style-name="ce2" office:value-type="float" office:value="4908628.323">
            <text:p>4908628.323</text:p>
          </table:table-cell>
          <table:table-cell table:style-name="ce2" office:value-type="float" office:value="1382843.433">
            <text:p>1382843.433</text:p>
          </table:table-cell>
          <table:table-cell table:style-name="ce2" office:value-type="float" office:value="8.688">
            <text:p>8.688</text:p>
          </table:table-cell>
          <table:table-cell table:style-name="ce2" office:value-type="string">
            <text:p>bb</text:p>
          </table:table-cell>
          <table:table-cell table:formula="of:=-(   [.J59]-[.K59]    )/(      [.H59]-[.I59])" office:value-type="float" office:value="1382843.18299752">
            <text:p>1382843.18</text:p>
          </table:table-cell>
          <table:table-cell table:formula="of:=[.H59]*[.Q59]+[.J59]" office:value-type="float" office:value="4908628.0644796">
            <text:p>4908628.06</text:p>
          </table:table-cell>
          <table:table-cell table:formula="of:=(([.N59]-[.B59])^2 +([.M59]-[.C59])^2)^0.5" office:value-type="float" office:value="794.695552081243">
            <text:p>794.70</text:p>
          </table:table-cell>
          <table:table-cell/>
          <table:table-cell table:formula="of:=[.R59]-[.M59]" office:value-type="float" office:value="-0.258520401082933">
            <text:p>-0.2585204011</text:p>
          </table:table-cell>
          <table:table-cell table:formula="of:=[.Q59]-[.N59]" office:value-type="float" office:value="-0.250002481741831">
            <text:p>-0.2500024817</text:p>
          </table:table-cell>
          <table:table-cell table:formula="of:=(([.Q59]-[.B59])^2 +([.R59]-[.C59])^2)^0.5" office:value-type="float" office:value="794.695470707808">
            <text:p>794.6954707078</text:p>
          </table:table-cell>
          <table:table-cell table:formula="of:=[.S59]-[.W59]" office:value-type="float" office:value="0.0000813734350231243">
            <text:p>0.000</text:p>
          </table:table-cell>
          <table:table-cell table:number-columns-repeated="2"/>
          <table:table-cell table:formula="of:=[.L59]" office:value-type="string" office:string-value="x_sect15e_r104">
            <text:p>x_sect15e_r104</text:p>
          </table:table-cell>
          <table:table-cell table:formula="of:=[.S59]" office:value-type="float" office:value="794.695552081243">
            <text:p>794.6955520812</text:p>
          </table:table-cell>
          <table:table-cell table:formula="of:=[.O59]" office:value-type="float" office:value="8.688">
            <text:p>8.688</text:p>
          </table:table-cell>
          <table:table-cell table:formula="of:=[.M59]" office:value-type="float" office:value="4908628.323">
            <text:p>4908628.323</text:p>
          </table:table-cell>
          <table:table-cell table:formula="of:=[.N59]" office:value-type="float" office:value="1382843.433">
            <text:p>1382843.43</text:p>
          </table:table-cell>
          <table:table-cell table:formula="of:=[.P59]" office:value-type="string" office:string-value="bb">
            <text:p>bb</text:p>
          </table:table-cell>
        </table:table-row>
        <table:table-row table:style-name="ro1">
          <table:table-cell office:value-type="string">
            <text:p>X-Sect 15S</text:p>
          </table:table-cell>
          <table:table-cell office:value-type="float" office:value="1383414.45">
            <text:p>1383414.45</text:p>
          </table:table-cell>
          <table:table-cell office:value-type="float" office:value="4908075.62">
            <text:p>4908075.62</text:p>
          </table:table-cell>
          <table:table-cell office:value-type="float" office:value="0">
            <text:p>0</text:p>
          </table:table-cell>
          <table:table-cell office:value-type="string">
            <text:p>X-Sect 15E</text:p>
          </table:table-cell>
          <table:table-cell office:value-type="float" office:value="1382832.03">
            <text:p>1382832.03</text:p>
          </table:table-cell>
          <table:table-cell office:value-type="float" office:value="4908638.85">
            <text:p>4908638.85</text:p>
          </table:table-cell>
          <table:table-cell table:formula="of:=-1/[.I60]" office:value-type="float" office:value="1.03407133853031">
            <text:p>1.0340713385</text:p>
          </table:table-cell>
          <table:table-cell table:formula="of:=([.G60]-[.C60])/([.F60]-[.B60])" office:value-type="float" office:value="-0.967051268843082">
            <text:p>-0.9670512688</text:p>
          </table:table-cell>
          <table:table-cell table:formula="of:=[.M60]-[.N60]*[.H60]" office:value-type="float" office:value="3478659.31617744">
            <text:p>3478659.31617744</text:p>
          </table:table-cell>
          <table:table-cell table:formula="of:=[.C60]-[.B60]*[.I60]" office:value-type="float" office:value="6245908.31920836">
            <text:p>6245908.31920836</text:p>
          </table:table-cell>
          <table:table-cell table:style-name="ce2" office:value-type="string">
            <text:p>x_sect15e_r105</text:p>
          </table:table-cell>
          <table:table-cell table:style-name="ce2" office:value-type="float" office:value="4908623.329">
            <text:p>4908623.329</text:p>
          </table:table-cell>
          <table:table-cell table:style-name="ce2" office:value-type="float" office:value="1382848.513">
            <text:p>1382848.513</text:p>
          </table:table-cell>
          <table:table-cell table:style-name="ce2" office:value-type="float" office:value="7.901">
            <text:p>7.901</text:p>
          </table:table-cell>
          <table:table-cell table:style-name="ce2" office:value-type="string">
            <text:p>so</text:p>
          </table:table-cell>
          <table:table-cell table:formula="of:=-(   [.J60]-[.K60]    )/(      [.H60]-[.I60])" office:value-type="float" office:value="1382848.30366447">
            <text:p>1382848.30</text:p>
          </table:table-cell>
          <table:table-cell table:formula="of:=[.H60]*[.Q60]+[.J60]" office:value-type="float" office:value="4908623.11253213">
            <text:p>4908623.11</text:p>
          </table:table-cell>
          <table:table-cell table:formula="of:=(([.N60]-[.B60])^2 +([.M60]-[.C60])^2)^0.5" office:value-type="float" office:value="787.572115205768">
            <text:p>787.57</text:p>
          </table:table-cell>
          <table:table-cell/>
          <table:table-cell table:formula="of:=[.R60]-[.M60]" office:value-type="float" office:value="-0.216467873193324">
            <text:p>-0.2164678732</text:p>
          </table:table-cell>
          <table:table-cell table:formula="of:=[.Q60]-[.N60]" office:value-type="float" office:value="-0.209335531108081">
            <text:p>-0.2093355311</text:p>
          </table:table-cell>
          <table:table-cell table:formula="of:=(([.Q60]-[.B60])^2 +([.R60]-[.C60])^2)^0.5" office:value-type="float" office:value="787.572057636386">
            <text:p>787.5720576364</text:p>
          </table:table-cell>
          <table:table-cell table:formula="of:=[.S60]-[.W60]" office:value-type="float" office:value="0.0000575693812834288">
            <text:p>0.000</text:p>
          </table:table-cell>
          <table:table-cell table:number-columns-repeated="2"/>
          <table:table-cell table:formula="of:=[.L60]" office:value-type="string" office:string-value="x_sect15e_r105">
            <text:p>x_sect15e_r105</text:p>
          </table:table-cell>
          <table:table-cell table:formula="of:=[.S60]" office:value-type="float" office:value="787.572115205768">
            <text:p>787.5721152058</text:p>
          </table:table-cell>
          <table:table-cell table:formula="of:=[.O60]" office:value-type="float" office:value="7.901">
            <text:p>7.901</text:p>
          </table:table-cell>
          <table:table-cell table:formula="of:=[.M60]" office:value-type="float" office:value="4908623.329">
            <text:p>4908623.329</text:p>
          </table:table-cell>
          <table:table-cell table:formula="of:=[.N60]" office:value-type="float" office:value="1382848.513">
            <text:p>1382848.51</text:p>
          </table:table-cell>
          <table:table-cell table:formula="of:=[.P60]" office:value-type="string" office:string-value="so">
            <text:p>so</text:p>
          </table:table-cell>
        </table:table-row>
        <table:table-row table:style-name="ro1">
          <table:table-cell table:number-columns-repeated="11"/>
          <table:table-cell table:style-name="ce2" table:number-columns-repeated="5"/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6">
      <number:hours number:style="long"/>
      <number:text>:</number:text>
      <number:minutes number:style="long"/>
      <number:text>:</number:text>
      <number:seconds number:style="long" number:decimal-places="3"/>
      <number:text>. </number:text>
      <number:am-pm/>
    </number:time-style>
    <number:number-style style:name="N107">
      <number:number number:decimal-places="3" number:min-integer-digits="1"/>
    </number:number-style>
    <number:time-style style:name="N108">
      <number:hours number:style="long"/>
      <number:text>:</number:text>
      <number:minutes number:style="long"/>
      <number:text>:</number:text>
      <number:seconds number:style="long" number:decimal-places="3"/>
      <number:text>. </number:text>
      <number:am-pm/>
    </number:time-style>
    <number:number-style style:name="N109">
      <number:number number:decimal-places="6" number:min-integer-digits="1"/>
    </number:number-style>
    <number:date-style style:name="N8106" number:language="en" number:country="NZ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NZ">
      <number:day/>
      <number:text>-</number:text>
      <number:month number:textual="true"/>
      <number:text>-</number:text>
      <number:year/>
    </number:date-style>
    <number:date-style style:name="N8108" number:language="en" number:country="NZ">
      <number:day/>
      <number:text>-</number:text>
      <number:month number:textual="true"/>
    </number:date-style>
    <number:date-style style:name="N8109" number:language="en" number:country="NZ">
      <number:month number:textual="true"/>
      <number:text>-</number:text>
      <number:year/>
    </number:date-style>
    <number:time-style style:name="N8110" number:language="en" number:country="NZ">
      <number:hours/>
      <number:text>:</number:text>
      <number:minutes number:style="long"/>
      <number:text> </number:text>
      <number:am-pm/>
    </number:time-style>
    <number:time-style style:name="N8111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NZ">
      <number:hours/>
      <number:text>:</number:text>
      <number:minutes number:style="long"/>
    </number:time-style>
    <number:time-style style:name="N8113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NZ">
      <number:number number:decimal-places="0" number:min-integer-digits="1" number:grouping="true"/>
    </number:number-style>
    <number:number-style style:name="N8115" number:language="en" number:country="NZ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NZ">
      <number:number number:decimal-places="0" number:min-integer-digits="1" number:grouping="true"/>
    </number:number-style>
    <number:number-style style:name="N8116" number:language="en" number:country="NZ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NZ">
      <number:number number:decimal-places="2" number:min-integer-digits="1" number:grouping="true"/>
    </number:number-style>
    <number:number-style style:name="N8117" number:language="en" number:country="NZ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NZ">
      <number:number number:decimal-places="2" number:min-integer-digits="1" number:grouping="true"/>
    </number:number-style>
    <number:number-style style:name="N8118" number:language="en" number:country="NZ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NZ">
      <number:number number:decimal-places="0" number:min-integer-digits="1" number:grouping="true"/>
      <number:text> </number:text>
    </number:number-style>
    <number:number-style style:name="N8122P1" style:volatile="true" number:language="en" number:country="NZ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NZ">
      <number:text> - </number:text>
    </number:number-style>
    <number:text-style style:name="N8122" number:language="en" number:country="NZ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NZ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NZ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NZ">
      <number:currency-symbol/>
      <number:text>- </number:text>
    </number:currency-style>
    <number:text-style style:name="N8126" number:language="en" number:country="NZ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NZ">
      <number:number number:decimal-places="2" number:min-integer-digits="1" number:grouping="true"/>
      <number:text> </number:text>
    </number:number-style>
    <number:number-style style:name="N8130P1" style:volatile="true" number:language="en" number:country="NZ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NZ">
      <number:text> -</number:text>
      <number:number number:decimal-places="0" number:min-integer-digits="0"/>
      <number:text> </number:text>
    </number:number-style>
    <number:text-style style:name="N8130" number:language="en" number:country="NZ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NZ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NZ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NZ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NZ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NZ">
      <number:minutes number:style="long"/>
      <number:text>:</number:text>
      <number:seconds number:style="long"/>
    </number:time-style>
    <number:time-style style:name="N8136" number:language="en" number:country="N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NZ">
      <number:minutes number:style="long"/>
      <number:text>:</number:text>
      <number:seconds number:style="long" number:decimal-places="1"/>
    </number:time-style>
    <number:number-style style:name="N8138" number:language="en" number:country="NZ">
      <number:scientific-number number:decimal-places="1" number:min-integer-digits="3" number:min-exponent-digits="1"/>
    </number:number-style>
    <number:number-style style:name="N8139P0" style:volatile="true" number:language="en" number:country="NZ">
      <number:text> </number:text>
      <number:number number:decimal-places="0" number:min-integer-digits="1" number:grouping="true"/>
      <number:text> </number:text>
    </number:number-style>
    <number:number-style style:name="N8139P1" style:volatile="true" number:language="en" number:country="NZ">
      <number:text>-</number:text>
      <number:number number:decimal-places="0" number:min-integer-digits="1" number:grouping="true"/>
      <number:text> </number:text>
    </number:number-style>
    <number:number-style style:name="N8139P2" style:volatile="true" number:language="en" number:country="NZ">
      <number:text> - </number:text>
    </number:number-style>
    <number:text-style style:name="N8139" number:language="en" number:country="NZ">
      <number:text> </number:text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0P0" style:volatile="true" number:language="en" number:country="NZ">
      <number:text> </number:text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NZ">
      <number:text>-</number:text>
      <number:currency-symbol/>
      <number:number number:decimal-places="0" number:min-integer-digits="1" number:grouping="true"/>
      <number:text> </number:text>
    </number:currency-style>
    <number:currency-style style:name="N8140P2" style:volatile="true" number:language="en" number:country="NZ">
      <number:text> </number:text>
      <number:currency-symbol/>
      <number:text>- </number:text>
    </number:currency-style>
    <number:text-style style:name="N8140" number:language="en" number:country="NZ">
      <number:text> </number:text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1P0" style:volatile="true" number:language="en" number:country="NZ">
      <number:text> </number:text>
      <number:number number:decimal-places="2" number:min-integer-digits="1" number:grouping="true"/>
      <number:text> </number:text>
    </number:number-style>
    <number:number-style style:name="N8141P1" style:volatile="true" number:language="en" number:country="NZ">
      <number:text>-</number:text>
      <number:number number:decimal-places="2" number:min-integer-digits="1" number:grouping="true"/>
      <number:text> </number:text>
    </number:number-style>
    <number:number-style style:name="N8141P2" style:volatile="true" number:language="en" number:country="NZ">
      <number:text> -</number:text>
      <number:number number:decimal-places="0" number:min-integer-digits="0"/>
      <number:text> </number:text>
    </number:number-style>
    <number:text-style style:name="N8141" number:language="en" number:country="NZ">
      <number:text> </number:text>
      <number:text-content/>
      <number:text> </number:text>
      <style:map style:condition="value()&gt;0" style:apply-style-name="N8141P0"/>
      <style:map style:condition="value()&lt;0" style:apply-style-name="N8141P1"/>
      <style:map style:condition="value()=0" style:apply-style-name="N8141P2"/>
    </number:text-style>
    <number:currency-style style:name="N8142P0" style:volatile="true" number:language="en" number:country="NZ">
      <number:text> </number:text>
      <number:currency-symbol/>
      <number:number number:decimal-places="2" number:min-integer-digits="1" number:grouping="true"/>
      <number:text> </number:text>
    </number:currency-style>
    <number:currency-style style:name="N8142P1" style:volatile="true" number:language="en" number:country="NZ">
      <number:text>-</number:text>
      <number:currency-symbol/>
      <number:number number:decimal-places="2" number:min-integer-digits="1" number:grouping="true"/>
      <number:text> </number:text>
    </number:currency-style>
    <number:currency-style style:name="N8142P2" style:volatile="true" number:language="en" number:country="NZ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42" number:language="en" number:country="NZ">
      <number:text> </number:text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3" number:language="en" number:country="NZ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23/11/2017</text:date>, <text:time>16:0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Taylor</meta:initial-creator>
    <meta:creation-date>2017-11-23T09:34:45</meta:creation-date>
    <dc:date>2017-11-23T16:09:24</dc:date>
    <dc:creator>Steve Taylor</dc:creator>
    <meta:editing-duration>PT26M9S</meta:editing-duration>
    <meta:editing-cycles>3</meta:editing-cycles>
    <meta:generator>OpenOffice/4.1.4$Unix OpenOffice.org_project/414m5$Build-9788</meta:generator>
    <meta:document-statistic meta:table-count="2" meta:cell-count="1379" meta:object-count="0"/>
  </office:meta>
</office:document-meta>
</file>